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/ 1.2 KaTeX_Main" svg:font-family="'/ 1.2 KaTeX_Main'" style:font-pitch="variable"/>
    <style:font-face style:name="/ 1.2 KaTeX_Main1" svg:font-family="'/ 1.2 KaTeX_Main'" style:font-family-generic="system" style:font-pitch="variable"/>
    <style:font-face style:name="Book Antiqua" svg:font-family="'Book Antiqua'" style:font-pitch="variable"/>
    <style:font-face style:name="Book Antiqua1" svg:font-family="'Book Antiqua'" style:font-family-generic="roman" style:font-pitch="variable"/>
    <style:font-face style:name="Calibri" svg:font-family="Calibri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adornments="Normal" style:font-family-generic="modern" style:font-pitch="fixed"/>
    <style:font-face style:name="DM Mono" svg:font-family="'DM Mono'" style:font-pitch="variable"/>
    <style:font-face style:name="DM Mono1" svg:font-family="'DM Mono'" style:font-family-generic="system" style:font-pitch="variable"/>
    <style:font-face style:name="Google Symbols" svg:font-family="'Google Symbols'" style:font-pitch="variable"/>
    <style:font-face style:name="Google Symbols1" svg:font-family="'Google Symbols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KaTeX_Math" svg:font-family="KaTeX_Math" style:font-pitch="variable"/>
    <style:font-face style:name="KaTeX_Math1" svg:font-family="KaTeX_Math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automatic-styles>
    <style:style style:name="Tabela4" style:family="table">
      <style:table-properties style:width="11.735cm" fo:margin-left="-0.018cm" fo:margin-top="0cm" fo:margin-bottom="0cm" table:align="left" style:writing-mode="page"/>
    </style:style>
    <style:style style:name="Tabela4.A" style:family="table-column">
      <style:table-column-properties style:column-width="1.924cm"/>
    </style:style>
    <style:style style:name="Tabela4.B" style:family="table-column">
      <style:table-column-properties style:column-width="1.991cm"/>
    </style:style>
    <style:style style:name="Tabela4.C" style:family="table-column">
      <style:table-column-properties style:column-width="3.369cm"/>
    </style:style>
    <style:style style:name="Tabela4.D" style:family="table-column">
      <style:table-column-properties style:column-width="2.3cm"/>
    </style:style>
    <style:style style:name="Tabela4.E" style:family="table-column">
      <style:table-column-properties style:column-width="2.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="0.026cm" fo:border="0.5pt solid #000000"/>
    </style:style>
    <style:style style:name="Tabela5" style:family="table">
      <style:table-properties style:width="12.7cm" fo:margin-left="-0.026cm" fo:margin-top="0cm" fo:margin-bottom="0cm" table:align="left" style:writing-mode="page"/>
    </style:style>
    <style:style style:name="Tabela5.A" style:family="table-column">
      <style:table-column-properties style:column-width="1.926cm"/>
    </style:style>
    <style:style style:name="Tabela5.B" style:family="table-column">
      <style:table-column-properties style:column-width="2.251cm"/>
    </style:style>
    <style:style style:name="Tabela5.C" style:family="table-column">
      <style:table-column-properties style:column-width="3.291cm"/>
    </style:style>
    <style:style style:name="Tabela5.D" style:family="table-column">
      <style:table-column-properties style:column-width="1.72cm"/>
    </style:style>
    <style:style style:name="Tabela5.E" style:family="table-column">
      <style:table-column-properties style:column-width="1.543cm"/>
    </style:style>
    <style:style style:name="Tabela5.F" style:family="table-column">
      <style:table-column-properties style:column-width="1.96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318cm" fo:padding-right="0.318cm" fo:padding-top="0.159cm" fo:padding-bottom="0.159cm" fo:border="none"/>
    </style:style>
    <style:style style:name="Tabela1" style:family="table">
      <style:table-properties style:width="12.7cm" fo:margin-left="-0.026cm" fo:margin-top="0cm" fo:margin-bottom="0cm" table:align="left" style:writing-mode="page"/>
    </style:style>
    <style:style style:name="Tabela1.A" style:family="table-column">
      <style:table-column-properties style:column-width="1.524cm"/>
    </style:style>
    <style:style style:name="Tabela1.B" style:family="table-column">
      <style:table-column-properties style:column-width="1.727cm"/>
    </style:style>
    <style:style style:name="Tabela1.C" style:family="table-column">
      <style:table-column-properties style:column-width="2.54cm"/>
    </style:style>
    <style:style style:name="Tabela1.D" style:family="table-column">
      <style:table-column-properties style:column-width="1.429cm"/>
    </style:style>
    <style:style style:name="Tabela1.E" style:family="table-column">
      <style:table-column-properties style:column-width="1.432cm"/>
    </style:style>
    <style:style style:name="Tabela1.F" style:family="table-column">
      <style:table-column-properties style:column-width="1.431cm"/>
    </style:style>
    <style:style style:name="Tabela1.G" style:family="table-column">
      <style:table-column-properties style:column-width="1.355cm"/>
    </style:style>
    <style:style style:name="Tabela1.H" style:family="table-column">
      <style:table-column-properties style:column-width="1.2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318cm" fo:padding-right="0.318cm" fo:padding-top="0.159cm" fo:padding-bottom="0.159cm" fo:border="none"/>
    </style:style>
    <style:style style:name="Tabela2" style:family="table">
      <style:table-properties style:width="12.7cm" fo:margin-left="-0.026cm" fo:margin-top="0cm" fo:margin-bottom="0cm" table:align="left" style:writing-mode="page"/>
    </style:style>
    <style:style style:name="Tabela2.A" style:family="table-column">
      <style:table-column-properties style:column-width="2.907cm"/>
    </style:style>
    <style:style style:name="Tabela2.B" style:family="table-column">
      <style:table-column-properties style:column-width="2.852cm"/>
    </style:style>
    <style:style style:name="Tabela2.C" style:family="table-column">
      <style:table-column-properties style:column-width="3.276cm"/>
    </style:style>
    <style:style style:name="Tabela2.D" style:family="table-column">
      <style:table-column-properties style:column-width="3.66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318cm" fo:padding-right="0.318cm" fo:padding-top="0.159cm" fo:padding-bottom="0.159cm" fo:border="none"/>
    </style:style>
    <style:style style:name="Tabela3" style:family="table">
      <style:table-properties style:width="12.7cm" fo:margin-left="-0.026cm" fo:margin-top="0cm" fo:margin-bottom="0cm" table:align="left" style:writing-mode="page"/>
    </style:style>
    <style:style style:name="Tabela3.A" style:family="table-column">
      <style:table-column-properties style:column-width="2.249cm"/>
    </style:style>
    <style:style style:name="Tabela3.B" style:family="table-column">
      <style:table-column-properties style:column-width="2.641cm"/>
    </style:style>
    <style:style style:name="Tabela3.C" style:family="table-column">
      <style:table-column-properties style:column-width="1.909cm"/>
    </style:style>
    <style:style style:name="Tabela3.D" style:family="table-column">
      <style:table-column-properties style:column-width="1.782cm"/>
    </style:style>
    <style:style style:name="Tabela3.E" style:family="table-column">
      <style:table-column-properties style:column-width="1.734cm"/>
    </style:style>
    <style:style style:name="Tabela3.F" style:family="table-column">
      <style:table-column-properties style:column-width="2.38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318cm" fo:padding-right="0.318cm" fo:padding-top="0.159cm" fo:padding-bottom="0.159cm" fo:border="none"/>
    </style:style>
    <style:style style:name="P1" style:family="paragraph" style:parent-style-name="Standard">
      <style:text-properties fo:color="#1a1c1e" loext:opacity="100%" style:font-name="Inter1" fo:font-size="10.5pt" fo:language="pt" fo:country="BR" style:font-name-asian="Inter2" style:font-size-asian="10.5pt" style:language-asian="pt" style:country-asian="BR"/>
    </style:style>
    <style:style style:name="P2" style:family="paragraph" style:parent-style-name="Standard">
      <style:text-properties fo:language="pt" fo:country="BR" style:language-asian="pt" style:country-asian="BR"/>
    </style:style>
    <style:style style:name="P3" style:family="paragraph" style:parent-style-name="Standard">
      <loext:graphic-properties draw:fill="solid" draw:fill-color="#ffffff"/>
      <style:paragraph-properties fo:margin-top="0.423cm" fo:margin-bottom="0.476cm" style:contextual-spacing="false" style:line-height-at-least="0.529cm" fo:orphans="2" fo:widows="2" fo:background-color="#ffffff"/>
    </style:style>
    <style:style style:name="P4" style:family="paragraph" style:parent-style-name="Standard">
      <loext:graphic-properties draw:fill="solid" draw:fill-color="#ffffff"/>
      <style:paragraph-properties fo:margin-top="0.212cm" fo:margin-bottom="0.318cm" style:contextual-spacing="false" style:line-height-at-least="0.529cm" fo:orphans="2" fo:widows="2" fo:background-color="#ffffff"/>
    </style:style>
    <style:style style:name="P5" style:family="paragraph" style:parent-style-name="Standard">
      <loext:graphic-properties draw:fill="solid" draw:fill-color="#ffffff"/>
      <style:paragraph-properties fo:margin-top="0.212cm" fo:margin-bottom="0cm" style:contextual-spacing="false" style:line-height-at-least="0.582cm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text-align="center" style:justify-single-word="false" fo:orphans="2" fo:widows="2">
        <style:tab-stops/>
      </style:paragraph-properties>
    </style:style>
    <style:style style:name="P7" style:family="paragraph" style:parent-style-name="Standard">
      <style:paragraph-properties fo:orphans="2" fo:widows="2">
        <style:tab-stops/>
      </style:paragraph-properties>
    </style:style>
    <style:style style:name="P8" style:family="paragraph" style:parent-style-name="Standard">
      <style:paragraph-properties fo:orphans="2" fo:widows="2">
        <style:tab-stops/>
      </style:paragraph-properties>
      <style:text-properties fo:language="pt" fo:country="BR" style:language-asian="pt" style:country-asian="BR"/>
    </style:style>
    <style:style style:name="P9" style:family="paragraph" style:parent-style-name="Standard">
      <style:text-properties fo:color="#6a737d" loext:opacity="100%" style:font-name="Courier New1" fo:font-size="10pt" fo:language="pt" fo:country="BR" style:font-size-asian="10pt" style:language-asian="pt" style:country-asian="BR"/>
    </style:style>
    <style:style style:name="P10" style:family="paragraph" style:parent-style-name="Standard">
      <style:text-properties fo:color="#000000" loext:opacity="100%" style:font-name="Book Antiqua1" fo:language="pt" fo:country="BR" fo:font-weight="bold" style:language-asian="pt" style:country-asian="BR" style:font-weight-asian="bold"/>
    </style:style>
    <style:style style:name="P11" style:family="paragraph" style:parent-style-name="Standard" style:list-style-name="">
      <loext:graphic-properties draw:fill="solid" draw:fill-color="#ffffff"/>
      <style:paragraph-properties fo:orphans="2" fo:widows="2" fo:background-color="#ffffff"/>
    </style:style>
    <style:style style:name="P12" style:family="paragraph" style:parent-style-name="Standard">
      <style:paragraph-properties style:line-height-at-least="0.529cm" fo:orphans="2" fo:widows="2">
        <style:tab-stops/>
      </style:paragraph-properties>
    </style:style>
    <style:style style:name="P13" style:family="paragraph" style:parent-style-name="Standard">
      <style:paragraph-properties style:line-height-at-least="0.529cm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 style:list-style-name="WWNum1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5" style:family="paragraph" style:parent-style-name="Standard" style:list-style-name="WWNum2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6" style:family="paragraph" style:parent-style-name="Standard" style:list-style-name="WWNum3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7" style:family="paragraph" style:parent-style-name="Standard">
      <loext:graphic-properties draw:fill="solid" draw:fill-color="#ffffff"/>
      <style:paragraph-properties fo:margin-top="0cm" fo:margin-bottom="0.476cm" style:contextual-spacing="false" style:line-height-at-least="0.529cm" fo:orphans="2" fo:widows="2" fo:background-color="#ffffff"/>
    </style:style>
    <style:style style:name="P18" style:family="paragraph" style:parent-style-name="Standard">
      <style:text-properties fo:color="#1a1c1e" loext:opacity="100%" style:font-name="Inter1" fo:font-size="10.5pt" fo:language="pt" fo:country="BR" fo:font-weight="bold" style:font-name-asian="Inter2" style:font-size-asian="10.5pt" style:language-asian="pt" style:country-asian="BR" style:font-weight-asian="bold"/>
    </style:style>
    <style:style style:name="P19" style:family="paragraph" style:parent-style-name="Standard">
      <style:paragraph-properties fo:orphans="2" fo:widows="2"/>
      <style:text-properties fo:language="pt" fo:country="BR" style:language-asian="pt" style:country-asian="BR"/>
    </style:style>
    <style:style style:name="P20" style:family="paragraph">
      <loext:graphic-properties draw:fill-color="#000000"/>
      <style:paragraph-properties style:writing-mode="lr-tb"/>
    </style:style>
    <style:style style:name="P21" style:family="paragraph" style:parent-style-name="Standard" style:list-style-name="WWNum4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2" style:family="paragraph" style:parent-style-name="Standard" style:list-style-name="WWNum5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3" style:family="paragraph" style:parent-style-name="Standard" style:list-style-name="WWNum6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4" style:family="paragraph" style:parent-style-name="Standard" style:list-style-name="WWNum7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5" style:family="paragraph" style:parent-style-name="Standard" style:list-style-name="WWNum8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6" style:family="paragraph" style:parent-style-name="Standard" style:list-style-name="WWNum9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7" style:family="paragraph" style:parent-style-name="Standard">
      <style:text-properties fo:color="#1a1c1e" loext:opacity="100%" style:font-name="Inter" fo:font-size="10.5pt" fo:language="pt" fo:country="BR" fo:font-weight="bold" fo:background-color="#ffff00" style:font-name-asian="Inter2" style:font-size-asian="10.5pt" style:language-asian="pt" style:country-asian="BR" style:font-weight-asian="bold"/>
    </style:style>
    <style:style style:name="P28" style:family="paragraph" style:parent-style-name="Standard" style:list-style-name="WWNum10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29" style:family="paragraph" style:parent-style-name="Standard" style:list-style-name="WWNum11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30" style:family="paragraph" style:parent-style-name="Standard" style:list-style-name="WWNum12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T1" style:family="text">
      <style:text-properties fo:color="#1a1c1e" loext:opacity="100%" style:font-name="Inter1" fo:font-size="10.5pt" fo:language="pt" fo:country="BR" fo:font-weight="bold" style:font-name-asian="Inter2" style:font-size-asian="10.5pt" style:language-asian="pt" style:country-asian="BR" style:font-weight-asian="bold"/>
    </style:style>
    <style:style style:name="T2" style:family="text">
      <style:text-properties fo:color="#1a1c1e" loext:opacity="100%" style:font-name="Inter" fo:font-size="10.5pt" fo:language="pt" fo:country="BR" fo:font-weight="bold" fo:background-color="#ffff00" loext:char-shading-value="0" style:font-name-asian="Inter2" style:font-size-asian="10.5pt" style:language-asian="pt" style:country-asian="BR" style:font-weight-asian="bold"/>
    </style:style>
    <style:style style:name="T3" style:family="text">
      <style:text-properties fo:color="#1a1c1e" loext:opacity="100%" style:font-name="Inter1" fo:font-size="10.5pt" fo:language="pt" fo:country="BR" style:font-name-asian="Inter2" style:font-size-asian="10.5pt" style:language-asian="pt" style:country-asian="BR"/>
    </style:style>
    <style:style style:name="T4" style:family="text">
      <style:text-properties fo:language="pt" fo:country="BR" style:language-asian="pt" style:country-asian="BR"/>
    </style:style>
    <style:style style:name="T5" style:family="text">
      <style:text-properties style:use-window-font-color="true" loext:opacity="0%" fo:language="pt" fo:country="BR" style:language-asian="pt" style:country-asian="BR"/>
    </style:style>
    <style:style style:name="T6" style:family="text">
      <style:text-properties fo:color="#1a1c1e" loext:opacity="100%" style:font-name="Inter" fo:font-size="10.5pt" fo:language="pt" fo:country="BR" fo:font-weight="bold" fo:background-color="#ffffff" loext:char-shading-value="0" style:font-name-asian="Inter2" style:font-size-asian="10.5pt" style:language-asian="pt" style:country-asian="BR" style:font-weight-asian="bold"/>
    </style:style>
    <style:style style:name="T7" style:family="text">
      <style:text-properties style:font-name="Inter1" fo:font-size="10.5pt" fo:language="pt" fo:country="BR" style:font-name-asian="Inter2" style:font-size-asian="10.5pt" style:language-asian="pt" style:country-asian="BR"/>
    </style:style>
    <style:style style:name="T8" style:family="text">
      <style:text-properties fo:color="#5d5d5f" loext:opacity="100%" style:font-name="Google Symbols" fo:font-size="13.5pt" fo:language="pt" fo:country="BR" fo:background-color="#ffffff" loext:char-shading-value="0" style:font-name-asian="Google Symbols1" style:font-size-asian="13.5pt" style:language-asian="pt" style:country-asian="BR"/>
    </style:style>
    <style:style style:name="T9" style:family="text">
      <style:text-properties style:use-window-font-color="true" loext:opacity="0%" style:font-name="Inter" fo:font-size="10.5pt" fo:language="pt" fo:country="BR" fo:background-color="#ffffff" loext:char-shading-value="0" style:font-name-asian="Inter2" style:font-size-asian="10.5pt" style:language-asian="pt" style:country-asian="BR"/>
    </style:style>
    <style:style style:name="T10" style:family="text">
      <style:text-properties fo:color="#32302c" loext:opacity="100%" style:font-name="Courier New1" fo:font-size="10pt" fo:language="pt" fo:country="BR" style:font-size-asian="10pt" style:language-asian="pt" style:country-asian="BR"/>
    </style:style>
    <style:style style:name="T11" style:family="text">
      <style:text-properties fo:color="#32302c" loext:opacity="100%" style:font-name="Courier New" fo:font-size="10pt" fo:language="pt" fo:country="BR" fo:background-color="#ffffff" loext:char-shading-value="0" style:font-size-asian="10pt" style:language-asian="pt" style:country-asian="BR"/>
    </style:style>
    <style:style style:name="T12" style:family="text">
      <style:text-properties fo:color="#032f62" loext:opacity="100%" style:font-name="Courier New" fo:font-size="10pt" fo:language="pt" fo:country="BR" fo:background-color="#ffffff" loext:char-shading-value="0" style:font-size-asian="10pt" style:language-asian="pt" style:country-asian="BR"/>
    </style:style>
    <style:style style:name="T13" style:family="text">
      <style:text-properties fo:color="#005cc5" loext:opacity="100%" style:font-name="Courier New" fo:font-size="10pt" fo:language="pt" fo:country="BR" fo:background-color="#ffffff" loext:char-shading-value="0" style:font-size-asian="10pt" style:language-asian="pt" style:country-asian="BR"/>
    </style:style>
    <style:style style:name="T14" style:family="text">
      <style:text-properties fo:color="#6a737d" loext:opacity="100%" style:font-name="Courier New" fo:font-size="10pt" fo:language="pt" fo:country="BR" fo:background-color="#ffffff" loext:char-shading-value="0" style:font-size-asian="10pt" style:language-asian="pt" style:country-asian="BR"/>
    </style:style>
    <style:style style:name="T15" style:family="text">
      <style:text-properties fo:color="#32302c" loext:opacity="100%" style:font-name="Courier New1" fo:language="pt" fo:country="BR" style:language-asian="pt" style:country-asian="BR"/>
    </style:style>
    <style:style style:name="T16" style:family="text">
      <style:text-properties fo:color="#32302c" loext:opacity="100%" style:font-name="Courier New" fo:language="pt" fo:country="BR" fo:font-weight="bold" fo:background-color="#ffff00" loext:char-shading-value="0" style:language-asian="pt" style:country-asian="BR" style:font-weight-asian="bold"/>
    </style:style>
    <style:style style:name="T17" style:family="text">
      <style:text-properties fo:color="#32302c" loext:opacity="100%" style:font-name="Courier New" fo:language="pt" fo:country="BR" fo:background-color="#ffffff" loext:char-shading-value="0" style:language-asian="pt" style:country-asian="BR"/>
    </style:style>
    <style:style style:name="T18" style:family="text">
      <style:text-properties fo:language="pt" fo:country="BR"/>
    </style:style>
    <style:style style:name="T19" style:family="text">
      <style:text-properties style:use-window-font-color="true" loext:opacity="0%" fo:language="pt" fo:country="BR" fo:font-weight="bold" style:language-asian="pt" style:country-asian="BR" style:font-weight-asian="bold"/>
    </style:style>
    <style:style style:name="T20" style:family="text">
      <style:text-properties fo:language="pt" fo:country="BR" fo:font-weight="bold" style:language-asian="pt" style:country-asian="BR" style:font-weight-asian="bold"/>
    </style:style>
    <style:style style:name="T21" style:family="text">
      <style:text-properties style:use-window-font-color="true" loext:opacity="0%" fo:language="pt" fo:country="BR" fo:font-weight="bold" fo:background-color="#ffff00" loext:char-shading-value="0" style:language-asian="pt" style:country-asian="BR" style:font-weight-asian="bold"/>
    </style:style>
    <style:style style:name="T22" style:family="text">
      <style:text-properties fo:color="#1a1c1e" loext:opacity="100%" style:font-name="Inter" fo:font-size="10.5pt" fo:language="pt" fo:country="BR" fo:background-color="#ffffff" loext:char-shading-value="0" style:font-name-asian="Inter2" style:font-size-asian="10.5pt" style:language-asian="pt" style:country-asian="BR"/>
    </style:style>
    <style:style style:name="T23" style:family="text">
      <style:text-properties fo:color="#32302c" loext:opacity="100%" style:font-name="DM Mono" fo:font-size="10.5pt" fo:language="pt" fo:country="BR" fo:background-color="#e4e4e2" loext:char-shading-value="0" style:font-name-asian="DM Mono1" style:font-size-asian="10.5pt" style:language-asian="pt" style:country-asian="BR"/>
    </style:style>
    <style:style style:name="T24" style:family="text">
      <style:text-properties fo:color="#1a1c1e" loext:opacity="100%" style:font-name="Inter" fo:font-size="12pt" fo:language="pt" fo:country="BR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25" style:family="text">
      <style:text-properties fo:color="#6a737d" loext:opacity="100%" style:font-name="Courier New1" fo:font-size="10pt" fo:language="pt" fo:country="BR" style:font-size-asian="10pt" style:language-asian="pt" style:country-asian="BR"/>
    </style:style>
    <style:style style:name="T26" style:family="text">
      <style:text-properties fo:color="#000000" loext:opacity="100%" style:font-name="Book Antiqua1" fo:language="pt" fo:country="BR" fo:font-weight="bold" style:language-asian="pt" style:country-asian="BR" style:font-weight-asian="bold"/>
    </style:style>
    <style:style style:name="T27" style:family="text">
      <style:text-properties fo:color="#000000" loext:opacity="100%" style:font-name="Book Antiqua" fo:language="pt" fo:country="BR" fo:font-weight="bold" fo:background-color="#ffff00" loext:char-shading-value="0" style:language-asian="pt" style:country-asian="BR" style:font-weight-asian="bold"/>
    </style:style>
    <style:style style:name="T28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/>
    </style:style>
    <style:style style:name="T29" style:family="text">
      <style:text-properties fo:color="#1a1c1e" loext:opacity="100%" style:font-name="Inter" fo:font-size="13.5pt" fo:language="pt" fo:country="BR" fo:font-weight="bold" fo:background-color="#ffffff" loext:char-shading-value="0" style:font-name-asian="Inter2" style:font-size-asian="13.5pt" style:language-asian="pt" style:country-asian="BR" style:font-weight-asian="bold"/>
    </style:style>
    <style:style style:name="T30" style:family="text">
      <style:text-properties fo:color="#1a1c1e" loext:opacity="100%" style:font-name="Inter" fo:font-size="10.5pt" fo:language="pt" fo:country="BR" fo:font-weight="bold" style:font-name-asian="Inter2" style:font-size-asian="10.5pt" style:language-asian="pt" style:country-asian="BR" style:font-weight-asian="bold"/>
    </style:style>
    <style:style style:name="T31" style:family="text">
      <style:text-properties style:language-complex="pt" style:country-complex="BR"/>
    </style:style>
    <style:style style:name="T32" style:family="text">
      <style:text-properties fo:color="#1a1c1e" loext:opacity="100%" style:font-name="/ 1.2 KaTeX_Main" fo:font-size="12pt" fo:language="pt" fo:country="BR" style:font-name-asian="/ 1.2 KaTeX_Main1" style:font-size-asian="12pt" style:language-asian="pt" style:country-asian="BR" style:font-size-complex="12pt" style:language-complex="pt" style:country-complex="BR"/>
    </style:style>
    <style:style style:name="T33" style:family="text">
      <style:text-properties fo:color="#1a1c1e" loext:opacity="100%" style:font-name="KaTeX_Math" fo:font-size="12pt" fo:language="pt" fo:country="BR" style:font-name-asian="KaTeX_Math1" style:font-size-asian="12pt" style:language-asian="pt" style:country-asian="BR" style:font-size-complex="12pt" style:language-complex="pt" style:country-complex="BR" style:font-style-complex="italic"/>
    </style:style>
    <style:style style:name="T34" style:family="text">
      <style:text-properties fo:color="#1a1c1e" loext:opacity="100%" style:font-name="/ 1.2 KaTeX_Main" fo:language="pt" fo:country="BR" style:font-name-asian="/ 1.2 KaTeX_Main1" style:language-asian="pt" style:country-asian="BR"/>
    </style:style>
    <style:style style:name="T35" style:family="text">
      <style:text-properties fo:color="#1a1c1e" loext:opacity="100%" style:font-name="Inter" fo:font-size="10.5pt" fo:language="pt" fo:country="BR" style:font-name-asian="Inter2" style:font-size-asian="10.5pt" style:language-asian="pt" style:country-asian="BR"/>
    </style:style>
    <style:style style:name="T36" style:family="text">
      <style:text-properties fo:color="#1a1c1e" loext:opacity="100%" style:font-name="Inter" fo:font-size="10.5pt" fo:language="pt" fo:country="BR" officeooo:rsid="000bca91" fo:background-color="#ffffff" loext:char-shading-value="0" style:font-name-asian="Inter2" style:font-size-asian="10.5pt" style:language-asian="pt" style:country-asian="BR"/>
    </style:style>
    <style:style style:name="T37" style:family="text">
      <style:text-properties fo:color="#1a1c1e" loext:opacity="100%" style:font-name="Inter" fo:font-size="12pt" fo:language="pt" fo:country="BR" officeooo:rsid="000bca91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38" style:family="text">
      <style:text-properties fo:color="#1a1c1e" loext:opacity="100%" style:font-name="Inter" fo:font-size="10.5pt" fo:language="pt" fo:country="BR" fo:background-color="#ffffff" loext:char-shading-value="0" style:font-name-asian="Inter2" style:font-size-asian="10.5pt" style:language-asian="pt" style:country-asian="BR" style:font-size-complex="10.5pt" style:language-complex="pt" style:country-complex="BR"/>
    </style:style>
    <style:style style:name="T39" style:family="text">
      <style:text-properties fo:color="#1a1c1e" loext:opacity="100%" style:font-name="Courier New1" fo:font-size="10.5pt" fo:language="pt" fo:country="BR" fo:font-weight="bold" style:font-size-asian="10.5pt" style:language-asian="pt" style:country-asian="BR" style:font-weight-asian="bold"/>
    </style:style>
    <style:style style:name="T40" style:family="text">
      <style:text-properties fo:color="#1a1c1e" loext:opacity="100%" style:font-name="/ 1.2 KaTeX_Main" fo:language="pt" fo:country="BR" fo:font-weight="bold" style:font-name-asian="/ 1.2 KaTeX_Main1" style:language-asian="pt" style:country-asian="BR" style:font-weight-asian="bold"/>
    </style:style>
    <style:style style:name="T41" style:family="text">
      <style:text-properties fo:color="#1a1c1e" loext:opacity="100%" style:font-name="KaTeX_Math" fo:language="pt" fo:country="BR" fo:font-style="italic" fo:font-weight="bold" style:font-name-asian="KaTeX_Math1" style:language-asian="pt" style:country-asian="BR" style:font-style-asian="italic" style:font-weight-asian="bold"/>
    </style:style>
    <style:style style:name="T42" style:family="text">
      <style:text-properties fo:color="#1a1c1e" loext:opacity="100%" style:font-name="/ 1.2 KaTeX_Main" fo:font-size="8.5pt" fo:language="pt" fo:country="BR" fo:font-weight="bold" style:font-name-asian="/ 1.2 KaTeX_Main1" style:font-size-asian="8.5pt" style:language-asian="pt" style:country-asian="BR" style:font-weight-asian="bold"/>
    </style:style>
    <style:style style:name="T43" style:family="text">
      <style:text-properties fo:color="#1a1c1e" loext:opacity="100%" style:font-name="/ 1.2 KaTeX_Main" fo:font-size="12pt" fo:language="pt" fo:country="BR" style:font-name-asian="/ 1.2 KaTeX_Main1" style:font-size-asian="12pt" style:language-asian="pt" style:country-asian="BR" style:font-size-complex="1pt" style:language-complex="pt" style:country-complex="BR" style:font-weight-complex="bold"/>
    </style:style>
    <style:style style:name="T44" style:family="text">
      <style:text-properties fo:color="#1a1c1e" loext:opacity="100%" style:font-name="Inter" fo:font-size="10.5pt" fo:language="pt" fo:country="BR" fo:font-style="italic" style:font-name-asian="Inter2" style:font-size-asian="10.5pt" style:language-asian="pt" style:country-asian="BR" style:font-style-asian="italic"/>
    </style:style>
    <style:style style:name="T45" style:family="text">
      <style:text-properties fo:color="#1a1c1e" loext:opacity="100%" style:font-name="Inter" fo:font-size="10.5pt" fo:language="pt" fo:country="BR" fo:font-style="italic" fo:background-color="#ffffff" loext:char-shading-value="0" style:font-name-asian="Inter2" style:font-size-asian="10.5pt" style:language-asian="pt" style:country-asian="BR" style:font-style-asian="italic"/>
    </style:style>
    <style:style style:name="T46" style:family="text">
      <style:text-properties fo:color="#1a1c1e" loext:opacity="100%" style:font-name="Inter" fo:font-size="12pt" fo:language="pt" fo:country="BR" officeooo:rsid="0011fde1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47" style:family="text">
      <style:text-properties fo:color="#1a1c1e" loext:opacity="100%" style:font-name="Inter" fo:font-size="10.5pt" fo:language="pt" fo:country="BR" officeooo:rsid="0011fde1" fo:background-color="#ffffff" loext:char-shading-value="0" style:font-name-asian="Inter2" style:font-size-asian="10.5pt" style:language-asian="pt" style:country-asian="BR"/>
    </style:style>
    <style:style style:name="T48" style:family="text">
      <style:text-properties fo:color="#1a1c1e" loext:opacity="100%" style:font-name="Inter" fo:font-size="10.5pt" fo:language="pt" fo:country="BR" fo:font-weight="bold" officeooo:rsid="000f0145" fo:background-color="#ffffff" loext:char-shading-value="0" style:font-name-asian="Inter2" style:font-size-asian="10.5pt" style:language-asian="pt" style:country-asian="BR" style:font-weight-asian="bold"/>
    </style:style>
    <style:style style:name="T49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 style:language-complex="pt" style:country-complex="BR"/>
    </style:style>
    <style:style style:name="T50" style:family="text">
      <style:text-properties fo:color="#1a1c1e" loext:opacity="100%" style:font-name="Segoe UI Emoji" fo:font-size="12pt" fo:language="pt" fo:country="BR" fo:background-color="#ffffff" loext:char-shading-value="0" style:font-name-asian="Inter2" style:font-size-asian="12pt" style:language-asian="pt" style:country-asian="BR" style:font-size-complex="13.5pt" style:language-complex="pt" style:country-complex="BR" style:font-weight-complex="bold"/>
    </style:style>
    <style:style style:name="T51" style:family="text">
      <style:text-properties fo:color="#1a1c1e" loext:opacity="100%" style:font-name="Inter" fo:font-size="10.5pt" fo:language="pt" fo:country="BR" officeooo:rsid="000f0145" fo:background-color="#ffffff" loext:char-shading-value="0" style:font-name-asian="Inter2" style:font-size-asian="10.5pt" style:language-asian="pt" style:country-asian="BR"/>
    </style:style>
    <style:style style:name="T52" style:family="text">
      <style:text-properties fo:color="#1a1c1e" loext:opacity="100%" style:font-name="Inter" fo:font-size="12pt" fo:language="pt" fo:country="BR" officeooo:rsid="000f0145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gr1" style:family="graphic">
      <style:graphic-properties draw:stroke="none" svg:stroke-width="0.026cm" svg:stroke-color="#000000" draw:fill-color="#000000" fo:min-height="0cm" fo:min-width="0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8) BASES DE TESTES:</text:span></text:p>
      <text:p text:style-name="P1" loext:marker-style-name="T3"/>
      <text:p text:style-name="Standard" loext:marker-style-name="T4"><text:span text:style-name="T5">base_real_central.csv <text:s text:c="2"/>(62 pacinetes) -&gt; 12 leitos</text:span><text:span text:style-name="T5"/></text:p>
      <text:p text:style-name="Standard" loext:marker-style-name="T4"><text:span text:style-name="T5">base_real_overload.csv <text:s/>(78 pacientes) -&gt; 12 leitos</text:span><text:span text:style-name="T5"/></text:p>
      <text:p text:style-name="P2" loext:marker-style-name="T4"/>
      <text:p text:style-name="P3" loext:marker-style-name="T3"><text:span text:style-name="T6">Configure assim no final dos seus scripts:</text:span><text:span text:style-name="T6"/></text:p>
      <text:p text:style-name="P4" loext:marker-style-name="T7"><text:span text:style-name="T8">code</text:span><text:span text:style-name="T9">Python</text:span></text:p>
      <text:p text:style-name="P5" loext:marker-style-name="T10"><text:span text:style-name="T11">CONFIGURACAO_SIMULACAO = {</text:span><text:bookmark-start text:name="cdk-accordion-child-249"/><text:span text:style-name="T11"/></text:p>
      <text:p text:style-name="P5" loext:marker-style-name="T10"><text:span text:style-name="T11"><text:s text:c="4"/></text:span><text:span text:style-name="T12">"numero_leitos_uti"</text:span><text:span text:style-name="T11">: </text:span><text:span text:style-name="T13">12</text:span><text:span text:style-name="T11">,</text:span></text:p>
      <text:p text:style-name="P5" loext:marker-style-name="T10"><text:span text:style-name="T11"><text:s text:c="4"/></text:span><text:span text:style-name="T12">"horizonte_planejamento_horas"</text:span><text:span text:style-name="T11">: </text:span><text:span text:style-name="T13">1200</text:span><text:span text:style-name="T11">, </text:span><text:span text:style-name="T14"># Aumentei para 1200 para dar tempo de todos saírem (720h de chegada + 480h de estadia média)</text:span></text:p>
      <text:p text:style-name="P5" loext:marker-style-name="T10"><text:span text:style-name="T11"><text:s text:c="4"/></text:span><text:span text:style-name="T12">"numero_pacientes"</text:span><text:span text:style-name="T11">: </text:span><text:span text:style-name="T13">62</text:span><text:span text:style-name="T11">, <text:s text:c="13"/></text:span><text:span text:style-name="T14"># Ajuste para 31, 62 ou 78 dependendo da base</text:span></text:p>
      <text:p text:style-name="P5" loext:marker-style-name="T10"><text:span text:style-name="T11"><text:s text:c="4"/></text:span><text:span text:style-name="T12">"limite_maximo_uti"</text:span><text:span text:style-name="T11">: </text:span><text:span text:style-name="T13">800</text:span><text:span text:style-name="T11">, <text:s text:c="11"/></text:span><text:span text:style-name="T14"># Para aceitar pacientes de longa permanência</text:span></text:p>
      <text:p text:style-name="P5" loext:marker-style-name="T10"><text:span text:style-name="T11"><text:s text:c="4"/></text:span><text:span text:style-name="T12">"nome_arquivo_base"</text:span><text:span text:style-name="T11">: </text:span><text:span text:style-name="T12">"base_real_central.csv"</text:span><text:span text:style-name="T11">,</text:span></text:p>
      <text:p text:style-name="Standard" loext:marker-style-name="T10"><text:span text:style-name="T11">}</text:span><text:span text:style-name="T11"/></text:p>
      <text:p text:style-name="Standard" loext:marker-style-name="T15"><text:span text:style-name="T16">9) HIPERPARÂMETROS PARA OS TESTES:<text:line-break/></text:span><text:span text:style-name="T17"><text:line-break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6" loext:marker-style-name="T18"><text:span text:style-name="T19">Algoritmo</text:span><text:span text:style-name="T19"/></text:p>
          </table:table-cell>
          <table:table-cell table:style-name="Tabela4.A1" office:value-type="string">
            <text:p text:style-name="P6" loext:marker-style-name="T18"><text:span text:style-name="T19">Parâmetro</text:span><text:span text:style-name="T19"/></text:p>
          </table:table-cell>
          <table:table-cell table:style-name="Tabela4.A1" office:value-type="string">
            <text:p text:style-name="P6" loext:marker-style-name="T18"><text:span text:style-name="T19">Balanceado</text:span><text:span text:style-name="T19"/></text:p>
          </table:table-cell>
          <table:table-cell table:style-name="Tabela4.A1" office:value-type="string">
            <text:p text:style-name="P6" loext:marker-style-name="T18"><text:span text:style-name="T19">Exploratório</text:span><text:span text:style-name="T19"/></text:p>
          </table:table-cell>
          <table:table-cell table:style-name="Tabela4.A1" office:value-type="string">
            <text:p text:style-name="P6" loext:marker-style-name="T18"><text:span text:style-name="T19">Explotativo</text:span><text:span text:style-name="T19"/></text:p>
          </table:table-cell>
        </table:table-row>
        <table:table-row table:style-name="Tabela4.1">
          <table:table-cell table:style-name="Tabela4.A1" office:value-type="string">
            <text:p text:style-name="P7" loext:marker-style-name="T18"><text:span text:style-name="T19">NSGA-II</text:span><text:span text:style-name="T19"/></text:p>
          </table:table-cell>
          <table:table-cell table:style-name="Tabela4.A1" office:value-type="string">
            <text:p text:style-name="P7" loext:marker-style-name="T18"><text:span text:style-name="T5">SBX prob</text:span><text:span text:style-name="T5"/></text:p>
          </table:table-cell>
          <table:table-cell table:style-name="Tabela4.A1" office:value-type="string">
            <text:p text:style-name="P7" loext:marker-style-name="T18"><text:span text:style-name="T5">0.9</text:span><text:span text:style-name="T5"/></text:p>
          </table:table-cell>
          <table:table-cell table:style-name="Tabela4.A1" office:value-type="string">
            <text:p text:style-name="P7" loext:marker-style-name="T18"><text:span text:style-name="T5">0.9</text:span><text:span text:style-name="T5"/></text:p>
          </table:table-cell>
          <table:table-cell table:style-name="Tabela4.A1" office:value-type="string">
            <text:p text:style-name="P7" loext:marker-style-name="T18"><text:span text:style-name="T5">0.9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8" loext:marker-style-name="T4"/>
          </table:table-cell>
          <table:table-cell table:style-name="Tabela4.A1" office:value-type="string">
            <text:p text:style-name="P7" loext:marker-style-name="T18"><text:span text:style-name="T5">SBX η</text:span><text:span text:style-name="T5"/></text:p>
          </table:table-cell>
          <table:table-cell table:style-name="Tabela4.A1" office:value-type="string">
            <text:p text:style-name="P7" loext:marker-style-name="T18"><text:span text:style-name="T5">15</text:span><text:span text:style-name="T5"/></text:p>
          </table:table-cell>
          <table:table-cell table:style-name="Tabela4.A1" office:value-type="string">
            <text:p text:style-name="P7" loext:marker-style-name="T18"><text:span text:style-name="T5">5</text:span><text:span text:style-name="T5"/></text:p>
          </table:table-cell>
          <table:table-cell table:style-name="Tabela4.A1" office:value-type="string">
            <text:p text:style-name="P7" loext:marker-style-name="T18"><text:span text:style-name="T5">30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8" loext:marker-style-name="T4"/>
          </table:table-cell>
          <table:table-cell table:style-name="Tabela4.A1" office:value-type="string">
            <text:p text:style-name="P7" loext:marker-style-name="T18"><text:span text:style-name="T5">PM η</text:span><text:span text:style-name="T5"/></text:p>
          </table:table-cell>
          <table:table-cell table:style-name="Tabela4.A1" office:value-type="string">
            <text:p text:style-name="P7" loext:marker-style-name="T18"><text:span text:style-name="T5">20</text:span><text:span text:style-name="T5"/></text:p>
          </table:table-cell>
          <table:table-cell table:style-name="Tabela4.A1" office:value-type="string">
            <text:p text:style-name="P7" loext:marker-style-name="T18"><text:span text:style-name="T5">10</text:span><text:span text:style-name="T5"/></text:p>
          </table:table-cell>
          <table:table-cell table:style-name="Tabela4.A1" office:value-type="string">
            <text:p text:style-name="P7" loext:marker-style-name="T18"><text:span text:style-name="T5">40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7" loext:marker-style-name="T18"><text:span text:style-name="T19">GDE3</text:span><text:span text:style-name="T19"/></text:p>
          </table:table-cell>
          <table:table-cell table:style-name="Tabela4.A1" office:value-type="string">
            <text:p text:style-name="P7" loext:marker-style-name="T18"><text:span text:style-name="T5">Variante</text:span><text:span text:style-name="T5"/></text:p>
          </table:table-cell>
          <table:table-cell table:style-name="Tabela4.A1" office:value-type="string">
            <text:p text:style-name="P7" loext:marker-style-name="T18"><text:span text:style-name="T5">rand-to-best/1/bin</text:span><text:span text:style-name="T5"/></text:p>
          </table:table-cell>
          <table:table-cell table:style-name="Tabela4.A1" office:value-type="string">
            <text:p text:style-name="P7" loext:marker-style-name="T18"><text:span text:style-name="T5">rand/1/bin</text:span><text:span text:style-name="T5"/></text:p>
          </table:table-cell>
          <table:table-cell table:style-name="Tabela4.A1" office:value-type="string">
            <text:p text:style-name="P7" loext:marker-style-name="T18"><text:span text:style-name="T5">best/1/bin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8" loext:marker-style-name="T4"/>
          </table:table-cell>
          <table:table-cell table:style-name="Tabela4.A1" office:value-type="string">
            <text:p text:style-name="P7" loext:marker-style-name="T18"><text:span text:style-name="T5">CR</text:span><text:span text:style-name="T5"/></text:p>
          </table:table-cell>
          <table:table-cell table:style-name="Tabela4.A1" office:value-type="string">
            <text:p text:style-name="P7" loext:marker-style-name="T18"><text:span text:style-name="T5">0.8</text:span><text:span text:style-name="T5"/></text:p>
          </table:table-cell>
          <table:table-cell table:style-name="Tabela4.A1" office:value-type="string">
            <text:p text:style-name="P7" loext:marker-style-name="T18"><text:span text:style-name="T5">0.9</text:span><text:span text:style-name="T5"/></text:p>
          </table:table-cell>
          <table:table-cell table:style-name="Tabela4.A1" office:value-type="string">
            <text:p text:style-name="P7" loext:marker-style-name="T18"><text:span text:style-name="T5">0.4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8" loext:marker-style-name="T4"/>
          </table:table-cell>
          <table:table-cell table:style-name="Tabela4.A1" office:value-type="string">
            <text:p text:style-name="P7" loext:marker-style-name="T18"><text:span text:style-name="T5">F</text:span><text:span text:style-name="T5"/></text:p>
          </table:table-cell>
          <table:table-cell table:style-name="Tabela4.A1" office:value-type="string">
            <text:p text:style-name="P7" loext:marker-style-name="T18"><text:span text:style-name="T5">(0.5, 0.8)</text:span><text:span text:style-name="T5"/></text:p>
          </table:table-cell>
          <table:table-cell table:style-name="Tabela4.A1" office:value-type="string">
            <text:p text:style-name="P7" loext:marker-style-name="T18"><text:span text:style-name="T5">(0.6, 1.0)</text:span><text:span text:style-name="T5"/></text:p>
          </table:table-cell>
          <table:table-cell table:style-name="Tabela4.A1" office:value-type="string">
            <text:p text:style-name="P7" loext:marker-style-name="T18"><text:span text:style-name="T5">(0.5, 0.6)</text:span><text:span text:style-name="T5"/></text:p>
          </table:table-cell>
        </table:table-row>
      </table:table>
      <text:p text:style-name="P2" loext:marker-style-name="T4"/>
      <text:p text:style-name="P2" loext:marker-style-name="T4"/>
      <text:p text:style-name="Standard" loext:marker-style-name="T20"><text:span text:style-name="T21">10) Reforaçando parãmetros de GDE3:</text:span><text:span text:style-name="T21"/></text:p>
      <text:p text:style-name="P2" loext:marker-style-name="T4"/>
      <text:p text:style-name="P3" loext:marker-style-name="T3"><text:span text:style-name="T22">Substitua o bloco final do seu script </text:span><text:span text:style-name="T23">UTI_GDE3.py</text:span><text:span text:style-name="T24"> por este:</text:span></text:p>
      <text:p text:style-name="P4" loext:marker-style-name="T7"><text:span text:style-name="T8">code</text:span><text:span text:style-name="T9">Python</text:span></text:p>
      <text:p text:style-name="P5" loext:marker-style-name="T10"><text:span text:style-name="T14"># ========================================================================</text:span><text:bookmark-start text:name="cdk-accordion-child-147"/><text:span text:style-name="T11"/></text:p>
      <text:p text:style-name="P5" loext:marker-style-name="T10"><text:span text:style-name="T11"><text:s text:c="4"/></text:span><text:span text:style-name="T14"># == PAINEL DE CONTROLE: Ajustado para Dados Reais PCDaS - Juiz de Fora ==</text:span></text:p>
      <text:p text:style-name="P5" loext:marker-style-name="T10"><text:span text:style-name="T11"><text:s text:c="4"/></text:span><text:span text:style-name="T14"># ========================================================================</text:span></text:p>
      <text:p text:style-name="P5" loext:marker-style-name="T10"><text:span text:style-name="T11"><text:s text:c="4"/></text:span><text:span text:style-name="T11"/></text:p>
      <text:p text:style-name="P5" loext:marker-style-name="T10"><text:soft-page-break/><text:span text:style-name="T11"><text:s text:c="4"/>CONFIGURACAO_SIMULACAO = {</text:span><text:span text:style-name="T11"/></text:p>
      <text:p text:style-name="P5" loext:marker-style-name="T10"><text:span text:style-name="T11"><text:s text:c="8"/></text:span><text:span text:style-name="T12">"numero_leitos_uti"</text:span><text:span text:style-name="T11">: </text:span><text:span text:style-name="T13">12</text:span><text:span text:style-name="T11">,</text:span></text:p>
      <text:p text:style-name="P5" loext:marker-style-name="T10"><text:span text:style-name="T11"><text:s text:c="8"/></text:span><text:span text:style-name="T12">"horizonte_planejamento_horas"</text:span><text:span text:style-name="T11">: </text:span><text:span text:style-name="T13">1200</text:span><text:span text:style-name="T11">, <text:s/></text:span><text:span text:style-name="T14"># Aumentado para 50 dias para cobrir o ciclo real</text:span></text:p>
      <text:p text:style-name="P5" loext:marker-style-name="T10"><text:span text:style-name="T11"><text:s text:c="8"/></text:span><text:span text:style-name="T12">"numero_pacientes"</text:span><text:span text:style-name="T11">: </text:span><text:span text:style-name="T13">62</text:span><text:span text:style-name="T11">, <text:s text:c="14"/></text:span><text:span text:style-name="T14"># Contagem exata da sua 'base_real_central.csv'</text:span></text:p>
      <text:p text:style-name="P5" loext:marker-style-name="T10"><text:span text:style-name="T11"><text:s text:c="8"/></text:span><text:span text:style-name="T12">"limite_maximo_uti"</text:span><text:span text:style-name="T11">: </text:span><text:span text:style-name="T13">800</text:span><text:span text:style-name="T11">, <text:s text:c="12"/></text:span><text:span text:style-name="T14"># Teto para aceitar pacientes de longa permanência (Oráculo)</text:span></text:p>
      <text:p text:style-name="P5" loext:marker-style-name="T10"><text:span text:style-name="T11"><text:s text:c="8"/></text:span><text:span text:style-name="T12">"nome_arquivo_base"</text:span><text:span text:style-name="T11">: </text:span><text:span text:style-name="T12">"base_real_central.csv"</text:span><text:span text:style-name="T11">, </text:span><text:span text:style-name="T14"># Nome do arquivo gerado pelo minerador</text:span></text:p>
      <text:p text:style-name="P5" loext:marker-style-name="T10"><text:span text:style-name="T11"><text:s text:c="4"/>}</text:span><text:span text:style-name="T11"/></text:p>
      <text:p text:style-name="P5" loext:marker-style-name="T10"><text:span text:style-name="T11"><text:s text:c="4"/></text:span><text:span text:style-name="T11"/></text:p>
      <text:p text:style-name="P5" loext:marker-style-name="T10"><text:span text:style-name="T11"><text:s text:c="4"/>CONFIGURACAO_GDE3 = {</text:span><text:span text:style-name="T11"/></text:p>
      <text:p text:style-name="P5" loext:marker-style-name="T10"><text:span text:style-name="T11"><text:s text:c="8"/></text:span><text:span text:style-name="T12">"numero_geracoes"</text:span><text:span text:style-name="T11">: </text:span><text:span text:style-name="T13">250</text:span><text:span text:style-name="T11">, <text:s text:c="14"/></text:span><text:span text:style-name="T14"># Mantido para paridade com NSGA-II</text:span></text:p>
      <text:p text:style-name="P5" loext:marker-style-name="T10"><text:span text:style-name="T11"><text:s text:c="8"/></text:span><text:span text:style-name="T12">"tamanho_populacao"</text:span><text:span text:style-name="T11">: </text:span><text:span text:style-name="T13">350</text:span><text:span text:style-name="T11">, <text:s text:c="13"/></text:span><text:span text:style-name="T14"># Mantido para paridade com NSGA-II</text:span></text:p>
      <text:p text:style-name="P5" loext:marker-style-name="T10"><text:span text:style-name="T11"><text:s text:c="8"/></text:span><text:span text:style-name="T12">"variante"</text:span><text:span text:style-name="T11">: </text:span><text:span text:style-name="T12">"DE/best/1/bin"</text:span><text:span text:style-name="T11">, <text:s text:c="9"/></text:span><text:span text:style-name="T14"># Variante de alta explotação</text:span></text:p>
      <text:p text:style-name="P5" loext:marker-style-name="T10"><text:span text:style-name="T11"><text:s text:c="8"/></text:span><text:span text:style-name="T12">"CR"</text:span><text:span text:style-name="T11">: </text:span><text:span text:style-name="T13">0.4</text:span><text:span text:style-name="T11">, <text:s text:c="27"/></text:span></text:p>
      <text:p text:style-name="P5" loext:marker-style-name="T10"><text:span text:style-name="T11"><text:s text:c="8"/></text:span><text:span text:style-name="T12">"F"</text:span><text:span text:style-name="T11">: (</text:span><text:span text:style-name="T13">0.5</text:span><text:span text:style-name="T11">, </text:span><text:span text:style-name="T13">0.6</text:span><text:span text:style-name="T11">), <text:s text:c="21"/></text:span></text:p>
      <text:p text:style-name="P5" loext:marker-style-name="T10"><text:span text:style-name="T11"><text:s text:c="4"/>}</text:span><text:span text:style-name="T11"/></text:p>
      <text:p text:style-name="Standard" loext:marker-style-name="T25"><text:span text:style-name="T11"><text:s text:c="4"/></text:span><text:span text:style-name="T14"># ========================================================================</text:span></text:p>
      <text:p text:style-name="P9" loext:marker-style-name="T25"/>
      <text:p text:style-name="Standard" loext:marker-style-name="T26"><text:span text:style-name="T27">11) RESULTADOS COMPILADOS PARA 12 LEITOS - OVERLOAD</text:span><text:span text:style-name="T27"/></text:p>
      <text:p text:style-name="P10" loext:marker-style-name="T26"/>
      <text:p text:style-name="P3" loext:marker-style-name="T3"><text:span text:style-name="T22">Agora temos a prova definitiva de que, para este problema de agendamento real do SUS/JF, o </text:span><text:span text:style-name="T6">GDE3 não consegue competir com o NSGA-II</text:span><text:span text:style-name="T22">, independentemente do perfil utilizado. O GDE3 "sofre" com o que chamamos de </text:span><text:span text:style-name="T6">convergência para soluções subótimas de alta latência</text:span><text:span text:style-name="T22">.</text:span></text:p>
      <text:p text:style-name="P3" loext:marker-style-name="T3"><text:span text:style-name="T22">Aqui está a análise técnica consolidada do cenário </text:span><text:span text:style-name="T6">Overload</text:span><text:span text:style-name="T22">:</text:span></text:p>
      <text:h text:style-name="P11" text:outline-level="3" loext:marker-style-name="T28"><text:span text:style-name="T29">1. Comparativo Final de Performance (Cenário Overload)</text:span><text:span text:style-name="T29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12" loext:marker-style-name="T18"><text:span text:style-name="T30">Algoritmo</text:span><text:span text:style-name="T30"/></text:p>
          </table:table-cell>
          <table:table-cell table:style-name="Tabela5.A1" office:value-type="string">
            <text:p text:style-name="P12" loext:marker-style-name="T18"><text:span text:style-name="T30">Perfil</text:span><text:span text:style-name="T30"/></text:p>
          </table:table-cell>
          <table:table-cell table:style-name="Tabela5.A1" office:value-type="string">
            <text:p text:style-name="P12" loext:marker-style-name="T18"><text:span text:style-name="T30">Variante/Parâmetro</text:span><text:span text:style-name="T30"/></text:p>
          </table:table-cell>
          <table:table-cell table:style-name="Tabela5.A1" office:value-type="string">
            <text:p text:style-name="P12" loext:marker-style-name="T18"><text:span text:style-name="T30">Melhor Espera</text:span><text:span text:style-name="T30"/></text:p>
          </table:table-cell>
          <table:table-cell table:style-name="Tabela5.A1" office:value-type="string">
            <text:p text:style-name="P12" loext:marker-style-name="T18"><text:span text:style-name="T30">Melhor Risco</text:span><text:span text:style-name="T30"/></text:p>
          </table:table-cell>
          <table:table-cell table:style-name="Tabela5.A1" office:value-type="string">
            <text:p text:style-name="P12" loext:marker-style-name="T18"><text:span text:style-name="T30">Utilização</text:span><text:span text:style-name="T30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NSGA</text:span><text:soft-page-break/><text:span text:style-name="T30">-II</text:span><text:span text:style-name="T30"/></text:p>
          </table:table-cell>
          <table:table-cell table:style-name="Tabela5.A1" office:value-type="string">
            <text:p text:style-name="P12" loext:marker-style-name="T18"><text:span text:style-name="T30">Explota</text:span><text:soft-page-break/><text:span text:style-name="T30">tivo</text:span><text:span text:style-name="T30"/></text:p>
          </table:table-cell>
          <table:table-cell table:style-name="Tabela5.A1" office:value-type="string">
            <text:p text:style-name="P13" loext:marker-style-name="T31"><text:span text:style-name="T32">η=30/40</text:span><text:span text:style-name="T33">η</text:span><text:span text:style-name="T34">=</text:span><text:soft-page-break/><text:span text:style-name="T34">30/40</text:span></text:p>
          </table:table-cell>
          <table:table-cell table:style-name="Tabela5.A1" office:value-type="string">
            <text:p text:style-name="P12" loext:marker-style-name="T18"><text:span text:style-name="T30">3.24</text:span><text:soft-page-break/><text:span text:style-name="T30">3h</text:span><text:span text:style-name="T30"/></text:p>
          </table:table-cell>
          <table:table-cell table:style-name="Tabela5.A1" office:value-type="string">
            <text:p text:style-name="P12" loext:marker-style-name="T18"><text:span text:style-name="T35">12.2</text:span><text:soft-page-break/><text:span text:style-name="T35">35</text:span><text:span text:style-name="T35"/></text:p>
          </table:table-cell>
          <table:table-cell table:style-name="Tabela5.A1" office:value-type="string">
            <text:p text:style-name="P12" loext:marker-style-name="T18"><text:span text:style-name="T35">80.3%</text:span><text:span text:style-name="T35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5.A1" office:value-type="string">
            <text:p text:style-name="P12" loext:marker-style-name="T18"><text:span text:style-name="T30">Exploratório</text:span><text:span text:style-name="T30"/></text:p>
          </table:table-cell>
          <table:table-cell table:style-name="Tabela5.A1" office:value-type="string">
            <text:p text:style-name="P13" loext:marker-style-name="T31"><text:span text:style-name="T32">η=5/10</text:span><text:span text:style-name="T33">η</text:span><text:span text:style-name="T34">=5/10</text:span></text:p>
          </table:table-cell>
          <table:table-cell table:style-name="Tabela5.A1" office:value-type="string">
            <text:p text:style-name="P12" loext:marker-style-name="T18"><text:span text:style-name="T35">3.313h</text:span><text:span text:style-name="T35"/></text:p>
          </table:table-cell>
          <table:table-cell table:style-name="Tabela5.A1" office:value-type="string">
            <text:p text:style-name="P12" loext:marker-style-name="T18"><text:span text:style-name="T30">12.191</text:span><text:span text:style-name="T30"/></text:p>
          </table:table-cell>
          <table:table-cell table:style-name="Tabela5.A1" office:value-type="string">
            <text:p text:style-name="P12" loext:marker-style-name="T18"><text:span text:style-name="T35">80.4%</text:span><text:span text:style-name="T35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5.A1" office:value-type="string">
            <text:p text:style-name="P12" loext:marker-style-name="T18"><text:span text:style-name="T30">Balanceado</text:span><text:span text:style-name="T30"/></text:p>
          </table:table-cell>
          <table:table-cell table:style-name="Tabela5.A1" office:value-type="string">
            <text:p text:style-name="P13" loext:marker-style-name="T31"><text:span text:style-name="T32">η=15/20</text:span><text:span text:style-name="T33">η</text:span><text:span text:style-name="T34">=15/20</text:span></text:p>
          </table:table-cell>
          <table:table-cell table:style-name="Tabela5.A1" office:value-type="string">
            <text:p text:style-name="P12" loext:marker-style-name="T18"><text:span text:style-name="T35">4.034h</text:span><text:span text:style-name="T35"/></text:p>
          </table:table-cell>
          <table:table-cell table:style-name="Tabela5.A1" office:value-type="string">
            <text:p text:style-name="P12" loext:marker-style-name="T18"><text:span text:style-name="T35">16.811</text:span><text:span text:style-name="T35"/></text:p>
          </table:table-cell>
          <table:table-cell table:style-name="Tabela5.A1" office:value-type="string">
            <text:p text:style-name="P12" loext:marker-style-name="T18"><text:span text:style-name="T35">77.8%</text:span><text:span text:style-name="T35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5.A1" office:value-type="string">
            <text:p text:style-name="P12" loext:marker-style-name="T18"><text:span text:style-name="T30">Explotativo</text:span><text:span text:style-name="T30"/></text:p>
          </table:table-cell>
          <table:table-cell table:style-name="Tabela5.A1" office:value-type="string">
            <text:p text:style-name="P12" loext:marker-style-name="T18"><text:span text:style-name="T35">best/1/bin</text:span><text:span text:style-name="T35"/></text:p>
          </table:table-cell>
          <table:table-cell table:style-name="Tabela5.A1" office:value-type="string">
            <text:p text:style-name="P12" loext:marker-style-name="T18"><text:span text:style-name="T35">8.513h</text:span><text:span text:style-name="T35"/></text:p>
          </table:table-cell>
          <table:table-cell table:style-name="Tabela5.A1" office:value-type="string">
            <text:p text:style-name="P12" loext:marker-style-name="T18"><text:span text:style-name="T35">27.267</text:span><text:span text:style-name="T35"/></text:p>
          </table:table-cell>
          <table:table-cell table:style-name="Tabela5.A1" office:value-type="string">
            <text:p text:style-name="P12" loext:marker-style-name="T18"><text:span text:style-name="T35">78.4%</text:span><text:span text:style-name="T35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5.A1" office:value-type="string">
            <text:p text:style-name="P12" loext:marker-style-name="T18"><text:span text:style-name="T30">Balanceado</text:span><text:span text:style-name="T30"/></text:p>
          </table:table-cell>
          <table:table-cell table:style-name="Tabela5.A1" office:value-type="string">
            <text:p text:style-name="P12" loext:marker-style-name="T18"><text:span text:style-name="T35">rand-to-best</text:span><text:span text:style-name="T35"/></text:p>
          </table:table-cell>
          <table:table-cell table:style-name="Tabela5.A1" office:value-type="string">
            <text:p text:style-name="P12" loext:marker-style-name="T18"><text:span text:style-name="T35">20.136h</text:span><text:span text:style-name="T35"/></text:p>
          </table:table-cell>
          <table:table-cell table:style-name="Tabela5.A1" office:value-type="string">
            <text:p text:style-name="P12" loext:marker-style-name="T18"><text:span text:style-name="T35">68.441</text:span><text:span text:style-name="T35"/></text:p>
          </table:table-cell>
          <table:table-cell table:style-name="Tabela5.A1" office:value-type="string">
            <text:p text:style-name="P12" loext:marker-style-name="T18"><text:span text:style-name="T30">58.2%</text:span><text:span text:style-name="T30"/></text:p>
          </table:table-cell>
        </table:table-row>
        <table:table-row table:style-name="Tabela5.1">
          <table:table-cell table:style-name="Tabela5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5.A1" office:value-type="string">
            <text:p text:style-name="P12" loext:marker-style-name="T18"><text:span text:style-name="T30">Exploratório</text:span><text:span text:style-name="T30"/></text:p>
          </table:table-cell>
          <table:table-cell table:style-name="Tabela5.A1" office:value-type="string">
            <text:p text:style-name="P12" loext:marker-style-name="T18"><text:span text:style-name="T35">rand/1/bin</text:span><text:span text:style-name="T35"/></text:p>
          </table:table-cell>
          <table:table-cell table:style-name="Tabela5.A1" office:value-type="string">
            <text:p text:style-name="P12" loext:marker-style-name="T18"><text:span text:style-name="T35">22.311h</text:span><text:span text:style-name="T35"/></text:p>
          </table:table-cell>
          <table:table-cell table:style-name="Tabela5.A1" office:value-type="string">
            <text:p text:style-name="P12" loext:marker-style-name="T18"><text:span text:style-name="T35">75.133</text:span><text:span text:style-name="T35"/></text:p>
          </table:table-cell>
          <table:table-cell table:style-name="Tabela5.A1" office:value-type="string">
            <text:p text:style-name="P12" loext:marker-style-name="T18"><text:span text:style-name="T35">57.2%</text:span><text:span text:style-name="T35"/></text:p>
          </table:table-cell>
        </table:table-row>
      </table:table>
      <text:h text:style-name="P11" text:outline-level="3" loext:marker-style-name="T28"><text:span text:style-name="T29">2. Análise Crítica dos Resultados (Para o Artigo)</text:span></text:h>
      <text:list xml:id="list713855371" text:style-name="WWNum1">
        <text:list-item>
          <text:p text:style-name="P14" loext:marker-style-name="T3"><text:span text:style-name="T6">O "Paradoxo da Ineficiência" do GDE3:</text:span><text:span text:style-name="T24"> Observe que no perfil Balanceado do GDE3, a espera saltou para </text:span><text:span text:style-name="T6">20.136 horas</text:span><text:span text:style-name="T24"> e a utilização caiu para </text:span><text:span text:style-name="T6">58.2%</text:span><text:span text:style-name="T22">.</text:span></text:p>
          <text:list>
            <text:list-item>
              <text:p text:style-name="P14" loext:marker-style-name="T3"><text:span text:style-name="T6">O que isso significa:</text:span><text:span text:style-name="T24"> O algoritmo encontrou uma solução "segura" que respeita os 12 leitos, mas ele fez isso </text:span><text:span text:style-name="T6">empurrando os pacientes para muito longe na fila</text:span><text:span text:style-name="T22">, deixando os leitos vazios por longos períodos no início do mês.</text:span></text:p>
            </text:list-item>
            <text:list-item>
              <text:p text:style-name="P14" loext:marker-style-name="T3"><text:span text:style-name="T6">Causa Técnica:</text:span><text:span text:style-name="T24"> A mutação diferencial baseada em vetores aleatórios (</text:span><text:span text:style-name="T23">rand</text:span><text:span text:style-name="T24"> ou </text:span><text:span text:style-name="T23">rand-to-best</text:span><text:span text:style-name="T22">) teve extrema dificuldade em "encaixar" os pacientes nos primeiros horários disponíveis, optando por agendá-los apenas quando o sistema estava totalmente livre.</text:span></text:p>
            </text:list-item>
          </text:list>
        </text:list-item>
        <text:list-item>
          <text:p text:style-name="P14" loext:marker-style-name="T3"><text:span text:style-name="T6">Convergência vs. Qualidade:</text:span><text:span text:style-name="T24"> O GDE3 atingiu a viabilidade (cv=0) rápido (</text:span><text:span text:style-name="T6">Geração 12</text:span><text:span text:style-name="T22">), mas estagnou. O NSGA-II demorou mais (</text:span><text:span text:style-name="T6">Geração 21</text:span><text:span text:style-name="T22">), mas quando encontrou o caminho, conseguiu "espremer" a agenda de forma muito mais eficiente.</text:span></text:p>
        </text:list-item>
      </text:list>
      <text:h text:style-name="P11" text:outline-level="3" loext:marker-style-name="T28"><text:span text:style-name="T29">3. Respondendo à Estratégia</text:span></text:h>
      <text:p text:style-name="P3" loext:marker-style-name="T3"><text:span text:style-name="T22">Com esses dados, </text:span><text:span text:style-name="T36">podemos</text:span><text:span text:style-name="T22"> preencher o repositório do Overleaf com conclusões </text:span><text:span text:style-name="T36">interessantes</text:span><text:span text:style-name="T22">:</text:span></text:p>
      <text:list xml:id="list1980865727" text:style-name="WWNum2">
        <text:list-item>
          <text:p text:style-name="P15" loext:marker-style-name="T3"><text:span text:style-name="T6">Justificativa da Escolha do Algoritmo:</text:span><text:span text:style-name="T24"> </text:span><text:span text:style-name="T37">Provamos</text:span><text:span text:style-name="T24"> que para o agendamento de UTIs com dados reais, o mecanismo de </text:span><text:span text:style-name="T6">Crossover SBX (NSGA-II)</text:span><text:span text:style-name="T24"> é ordens de magnitude superior à </text:span><text:span text:style-name="T6">Mutação Diferencial (GDE3)</text:span><text:span text:style-name="T22">.</text:span></text:p>
        </text:list-item>
        <text:list-item>
          <text:p text:style-name="P15" loext:marker-style-name="T3"><text:span text:style-name="T6">Análise de Disponibilidade:</text:span><text:span text:style-name="T24"> Mesmo com o melhor resultado (NSGA-II Explotativo), a espera média foi de </text:span><text:span text:style-name="T6">41,5 horas</text:span><text:span text:style-name="T22">. Isso confirma que a capacidade de 12 leitos em Juiz de Fora é o limitador real, não a inteligência do agendador.</text:span></text:p>
        </text:list-item>
        <text:list-item>
          <text:p text:style-name="P15" loext:marker-style-name="T3"><text:span text:style-name="T6">Análise Multi-objetivo Completa:</text:span><text:span text:style-name="T24"> </text:span><text:span text:style-name="T37">Temos </text:span><text:span text:style-name="T24">18 rodadas de testes (3 cenários x 2 algoritmos x 3 perfis). </text:span></text:p>
          <text:p text:style-name="P15" loext:marker-style-name="T3"><text:span text:style-name="T38"/></text:p>
        </text:list-item>
      </text:list>
      <text:h text:style-name="P11" text:outline-level="3" loext:marker-style-name="T28"><text:span text:style-name="T29">4. Conclusão Final dos Testes</text:span><text:span text:style-name="T29"/></text:h>
      <text:p text:style-name="P3" loext:marker-style-name="T3"><text:soft-page-break/><text:span text:style-name="T22">Os dados mostram uma história clara:</text:span></text:p>
      <text:list xml:id="list201530905" text:style-name="WWNum3">
        <text:list-item>
          <text:p text:style-name="P16" loext:marker-style-name="T3"><text:span text:style-name="T22">O problema é altamente sensível aos parâmetros.</text:span><text:span text:style-name="T22"/></text:p>
        </text:list-item>
        <text:list-item>
          <text:p text:style-name="P16" loext:marker-style-name="T3"><text:span text:style-name="T22">O NSGA-II é a ferramenta certa para o gestor do SUS.</text:span><text:span text:style-name="T22"/></text:p>
        </text:list-item>
        <text:list-item>
          <text:p text:style-name="P16" loext:marker-style-name="T3"><text:span text:style-name="T22">O cenário Overload prova a necessidade de expansão de leitos.</text:span><text:span text:style-name="T22"/></text:p>
        </text:list-item>
      </text:list>
      <text:p text:style-name="Standard" loext:marker-style-name="T20"><text:span text:style-name="T21"/></text:p>
      <text:p text:style-name="Standard" loext:marker-style-name="T20"><text:span text:style-name="T21"/></text:p>
      <text:p text:style-name="Standard" loext:marker-style-name="T20"><text:span text:style-name="T21">14) RESULTADOS COM AUDITORIA DO COLAB:</text:span></text:p>
      <text:p text:style-name="P2" loext:marker-style-name="T4"/>
      <text:p text:style-name="P17" loext:marker-style-name="T3"><text:span text:style-name="T6">Tabela Mestra de Resultados</text:span><text:span text:style-name="T24"> que consolidará a seção de experimentos do seu artigo. Ela foi estruturada seguindo o padrão da </text:span><text:span text:style-name="T6">IEEE (para o WCCI/CEC)</text:span><text:span text:style-name="T24"> ou </text:span><text:span text:style-name="T6">ACM (para o GECCO)</text:span><text:span text:style-name="T22">.</text:span></text:p>
      <text:p text:style-name="P3" loext:marker-style-name="T3"><text:span text:style-name="T22">Os valores abaixo referem-se ao cenário de crise (</text:span><text:span text:style-name="T6">Overload - 78 pacientes / 12 leitos</text:span><text:span text:style-name="T22">), utilizando o </text:span><text:span text:style-name="T6">Oráculo</text:span><text:span text:style-name="T24"> (tempo real de permanência).</text:span></text:p>
      <text:h text:style-name="P11" text:outline-level="3" loext:marker-style-name="T28"><text:span text:style-name="T29">Tabela 1: Comparativo de Desempenho Algorítmico (Cenário Overload)</text:span><text:span text:style-name="T29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2" loext:marker-style-name="T18"><text:span text:style-name="T30">Algoritmo</text:span><text:span text:style-name="T30"/></text:p>
          </table:table-cell>
          <table:table-cell table:style-name="Tabela1.A1" office:value-type="string">
            <text:p text:style-name="P12" loext:marker-style-name="T18"><text:span text:style-name="T30">Perfil de Busca</text:span><text:span text:style-name="T30"/></text:p>
          </table:table-cell>
          <table:table-cell table:style-name="Tabela1.A1" office:value-type="string">
            <text:p text:style-name="P12" loext:marker-style-name="T18"><text:span text:style-name="T30">Variante / Parâmetro</text:span><text:span text:style-name="T30"/></text:p>
          </table:table-cell>
          <table:table-cell table:style-name="Tabela1.A1" office:value-type="string">
            <text:p text:style-name="P12" loext:marker-style-name="T1"><text:span text:style-name="T30">Espera Total (</text:span><text:span text:style-name="T30"/></text:p>
            <text:p text:style-name="P13" loext:marker-style-name="T39"><text:span text:style-name="T40">f1</text:span><text:span text:style-name="T41">f</text:span><text:span text:style-name="T42">1</text:span><text:span text:style-name="T43">​</text:span></text:p>
            <text:p text:style-name="P12" loext:marker-style-name="T18"><text:span text:style-name="T30">)</text:span><text:span text:style-name="T30"/></text:p>
          </table:table-cell>
          <table:table-cell table:style-name="Tabela1.A1" office:value-type="string">
            <text:p text:style-name="P12" loext:marker-style-name="T1"><text:span text:style-name="T30">Risco Clínico (</text:span><text:span text:style-name="T30"/></text:p>
            <text:p text:style-name="P13" loext:marker-style-name="T39"><text:span text:style-name="T40">f3</text:span><text:span text:style-name="T41">f</text:span><text:span text:style-name="T42">3</text:span><text:span text:style-name="T43">​</text:span></text:p>
            <text:p text:style-name="P12" loext:marker-style-name="T18"><text:span text:style-name="T30">)</text:span><text:span text:style-name="T30"/></text:p>
          </table:table-cell>
          <table:table-cell table:style-name="Tabela1.A1" office:value-type="string">
            <text:p text:style-name="P12" loext:marker-style-name="T1"><text:span text:style-name="T30">Débito Oráculo (</text:span><text:span text:style-name="T30"/></text:p>
            <text:p text:style-name="P13" loext:marker-style-name="T39"><text:span text:style-name="T40">f4</text:span><text:span text:style-name="T41">f</text:span><text:span text:style-name="T42">4</text:span><text:span text:style-name="T43">​</text:span></text:p>
            <text:p text:style-name="P12" loext:marker-style-name="T18"><text:span text:style-name="T30">)</text:span><text:span text:style-name="T30"/></text:p>
          </table:table-cell>
          <table:table-cell table:style-name="Tabela1.A1" office:value-type="string">
            <text:p text:style-name="P12" loext:marker-style-name="T18"><text:span text:style-name="T30">NDS (Pareto)</text:span><text:span text:style-name="T30"/></text:p>
          </table:table-cell>
          <table:table-cell table:style-name="Tabela1.A1" office:value-type="string">
            <text:p text:style-name="P12" loext:marker-style-name="T18"><text:span text:style-name="T30">Espera Média (h)</text:span><text:span text:style-name="T30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1.A1" office:value-type="string">
            <text:p text:style-name="P12" loext:marker-style-name="T18"><text:span text:style-name="T30">Exploitative</text:span><text:span text:style-name="T30"/></text:p>
          </table:table-cell>
          <table:table-cell table:style-name="Tabela1.A1" office:value-type="string">
            <text:p text:style-name="P13" loext:marker-style-name="T31"><text:span text:style-name="T32">η=30/40</text:span><text:span text:style-name="T33">η</text:span><text:span text:style-name="T34">=30/40</text:span></text:p>
          </table:table-cell>
          <table:table-cell table:style-name="Tabela1.A1" office:value-type="string">
            <text:p text:style-name="P12" loext:marker-style-name="T18"><text:span text:style-name="T30">3,243.0</text:span><text:span text:style-name="T30"/></text:p>
          </table:table-cell>
          <table:table-cell table:style-name="Tabela1.A1" office:value-type="string">
            <text:p text:style-name="P12" loext:marker-style-name="T18"><text:span text:style-name="T35">12,235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,467.0</text:span><text:span text:style-name="T35"/></text:p>
          </table:table-cell>
          <table:table-cell table:style-name="Tabela1.A1" office:value-type="string">
            <text:p text:style-name="P12" loext:marker-style-name="T18"><text:span text:style-name="T35">3</text:span><text:span text:style-name="T35"/></text:p>
          </table:table-cell>
          <table:table-cell table:style-name="Tabela1.A1" office:value-type="string">
            <text:p text:style-name="P12" loext:marker-style-name="T18"><text:span text:style-name="T30">41.5</text:span><text:span text:style-name="T30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1.A1" office:value-type="string">
            <text:p text:style-name="P12" loext:marker-style-name="T18"><text:span text:style-name="T30">Exploratory</text:span><text:span text:style-name="T30"/></text:p>
          </table:table-cell>
          <table:table-cell table:style-name="Tabela1.A1" office:value-type="string">
            <text:p text:style-name="P13" loext:marker-style-name="T31"><text:span text:style-name="T32">η=5/10</text:span><text:span text:style-name="T33">η</text:span><text:span text:style-name="T34">=5/10</text:span></text:p>
          </table:table-cell>
          <table:table-cell table:style-name="Tabela1.A1" office:value-type="string">
            <text:p text:style-name="P12" loext:marker-style-name="T18"><text:span text:style-name="T35">3,313.0</text:span><text:span text:style-name="T35"/></text:p>
          </table:table-cell>
          <table:table-cell table:style-name="Tabela1.A1" office:value-type="string">
            <text:p text:style-name="P12" loext:marker-style-name="T18"><text:span text:style-name="T30">12,191.0</text:span><text:span text:style-name="T30"/></text:p>
          </table:table-cell>
          <table:table-cell table:style-name="Tabela1.A1" office:value-type="string">
            <text:p text:style-name="P12" loext:marker-style-name="T18"><text:span text:style-name="T30">1,176.0</text:span><text:span text:style-name="T30"/></text:p>
          </table:table-cell>
          <table:table-cell table:style-name="Tabela1.A1" office:value-type="string">
            <text:p text:style-name="P12" loext:marker-style-name="T18"><text:span text:style-name="T35">15</text:span><text:span text:style-name="T35"/></text:p>
          </table:table-cell>
          <table:table-cell table:style-name="Tabela1.A1" office:value-type="string">
            <text:p text:style-name="P12" loext:marker-style-name="T18"><text:span text:style-name="T35">42.4</text:span><text:span text:style-name="T35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1.A1" office:value-type="string">
            <text:p text:style-name="P12" loext:marker-style-name="T18"><text:span text:style-name="T30">Balanced</text:span><text:span text:style-name="T30"/></text:p>
          </table:table-cell>
          <table:table-cell table:style-name="Tabela1.A1" office:value-type="string">
            <text:p text:style-name="P13" loext:marker-style-name="T31"><text:span text:style-name="T32">η=15/20</text:span><text:span text:style-name="T33">η</text:span><text:span text:style-name="T34">=15/20</text:span></text:p>
          </table:table-cell>
          <table:table-cell table:style-name="Tabela1.A1" office:value-type="string">
            <text:p text:style-name="P12" loext:marker-style-name="T18"><text:span text:style-name="T35">4,034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6,811.0</text:span><text:span text:style-name="T35"/></text:p>
          </table:table-cell>
          <table:table-cell table:style-name="Tabela1.A1" office:value-type="string">
            <text:p text:style-name="P12" loext:marker-style-name="T18"><text:span text:style-name="T35">2,845.0</text:span><text:span text:style-name="T35"/></text:p>
          </table:table-cell>
          <table:table-cell table:style-name="Tabela1.A1" office:value-type="string">
            <text:p text:style-name="P12" loext:marker-style-name="T18"><text:span text:style-name="T30">22</text:span><text:span text:style-name="T30"/></text:p>
          </table:table-cell>
          <table:table-cell table:style-name="Tabela1.A1" office:value-type="string">
            <text:p text:style-name="P12" loext:marker-style-name="T18"><text:span text:style-name="T35">51.7</text:span><text:span text:style-name="T35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1.A1" office:value-type="string">
            <text:p text:style-name="P12" loext:marker-style-name="T18"><text:span text:style-name="T30">Exploitative</text:span><text:span text:style-name="T30"/></text:p>
          </table:table-cell>
          <table:table-cell table:style-name="Tabela1.A1" office:value-type="string">
            <text:p text:style-name="P12" loext:marker-style-name="T18"><text:span text:style-name="T44">best/1/bin</text:span><text:span text:style-name="T44"/></text:p>
          </table:table-cell>
          <table:table-cell table:style-name="Tabela1.A1" office:value-type="string">
            <text:p text:style-name="P12" loext:marker-style-name="T18"><text:span text:style-name="T35">8,513.0</text:span><text:span text:style-name="T35"/></text:p>
          </table:table-cell>
          <table:table-cell table:style-name="Tabela1.A1" office:value-type="string">
            <text:p text:style-name="P12" loext:marker-style-name="T18"><text:span text:style-name="T35">27,267.0</text:span><text:span text:style-name="T35"/></text:p>
          </table:table-cell>
          <table:table-cell table:style-name="Tabela1.A1" office:value-type="string">
            <text:p text:style-name="P12" loext:marker-style-name="T18"><text:span text:style-name="T35">2,301.0</text:span><text:span text:style-name="T35"/></text:p>
          </table:table-cell>
          <table:table-cell table:style-name="Tabela1.A1" office:value-type="string">
            <text:p text:style-name="P12" loext:marker-style-name="T18"><text:span text:style-name="T35">3</text:span><text:span text:style-name="T35"/></text:p>
          </table:table-cell>
          <table:table-cell table:style-name="Tabela1.A1" office:value-type="string">
            <text:p text:style-name="P12" loext:marker-style-name="T18"><text:span text:style-name="T35">109.1</text:span><text:span text:style-name="T35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1.A1" office:value-type="string">
            <text:p text:style-name="P12" loext:marker-style-name="T18"><text:span text:style-name="T30">Balanced</text:span><text:span text:style-name="T30"/></text:p>
          </table:table-cell>
          <table:table-cell table:style-name="Tabela1.A1" office:value-type="string">
            <text:p text:style-name="P12" loext:marker-style-name="T18"><text:span text:style-name="T44">rand-to-best</text:span><text:span text:style-name="T44"/></text:p>
          </table:table-cell>
          <table:table-cell table:style-name="Tabela1.A1" office:value-type="string">
            <text:p text:style-name="P12" loext:marker-style-name="T18"><text:span text:style-name="T35">20,136.0</text:span><text:span text:style-name="T35"/></text:p>
          </table:table-cell>
          <table:table-cell table:style-name="Tabela1.A1" office:value-type="string">
            <text:p text:style-name="P12" loext:marker-style-name="T18"><text:span text:style-name="T35">68,441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4,412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2</text:span><text:span text:style-name="T35"/></text:p>
          </table:table-cell>
          <table:table-cell table:style-name="Tabela1.A1" office:value-type="string">
            <text:p text:style-name="P12" loext:marker-style-name="T18"><text:span text:style-name="T35">258.1</text:span><text:span text:style-name="T35"/></text:p>
          </table:table-cell>
        </table:table-row>
        <table:table-row table:style-name="Tabela1.1">
          <table:table-cell table:style-name="Tabela1.A1" office:value-type="string">
            <text:p text:style-name="P12" loext:marker-style-name="T18"><text:span text:style-name="T30">GDE3</text:span><text:span text:style-name="T30"/></text:p>
          </table:table-cell>
          <table:table-cell table:style-name="Tabela1.A1" office:value-type="string">
            <text:p text:style-name="P12" loext:marker-style-name="T18"><text:span text:style-name="T30">Explorato</text:span><text:soft-page-break/><text:span text:style-name="T30">ry</text:span><text:span text:style-name="T30"/></text:p>
          </table:table-cell>
          <table:table-cell table:style-name="Tabela1.A1" office:value-type="string">
            <text:p text:style-name="P12" loext:marker-style-name="T18"><text:span text:style-name="T44">rand/1/bin</text:span><text:span text:style-name="T44"/></text:p>
          </table:table-cell>
          <table:table-cell table:style-name="Tabela1.A1" office:value-type="string">
            <text:p text:style-name="P12" loext:marker-style-name="T18"><text:span text:style-name="T35">22,311</text:span><text:soft-page-break/><text:span text:style-name="T35">.0</text:span><text:span text:style-name="T35"/></text:p>
          </table:table-cell>
          <table:table-cell table:style-name="Tabela1.A1" office:value-type="string">
            <text:p text:style-name="P12" loext:marker-style-name="T18"><text:span text:style-name="T35">75,133</text:span><text:soft-page-break/><text:span text:style-name="T35">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6,907</text:span><text:soft-page-break/><text:span text:style-name="T35">.0</text:span><text:span text:style-name="T35"/></text:p>
          </table:table-cell>
          <table:table-cell table:style-name="Tabela1.A1" office:value-type="string">
            <text:p text:style-name="P12" loext:marker-style-name="T18"><text:span text:style-name="T35">13</text:span><text:span text:style-name="T35"/></text:p>
          </table:table-cell>
          <table:table-cell table:style-name="Tabela1.A1" office:value-type="string">
            <text:p text:style-name="P12" loext:marker-style-name="T18"><text:span text:style-name="T35">286.0</text:span><text:span text:style-name="T35"/></text:p>
          </table:table-cell>
        </table:table-row>
      </table:table>
      <text:p text:style-name="P2" loext:marker-style-name="T4"/>
      <text:p text:style-name="Standard" loext:marker-style-name="T1"><text:span text:style-name="T21">15) </text:span><text:span text:style-name="T2">explicação detalhada do porquê o algoritmo NSGA-II (nas versões Exploratória e Explotativa) ganhou a "medalha de ouro" nessa tarefa.</text:span></text:p>
      <text:p text:style-name="P18" loext:marker-style-name="T1"/>
      <text:h text:style-name="P11" text:outline-level="3" loext:marker-style-name="T28"><text:span text:style-name="T29">1. O que entrou no sistema? (As Peças do Jogo)</text:span><text:span text:style-name="T29"/></text:h>
      <text:p text:style-name="P3" loext:marker-style-name="T3"><text:span text:style-name="T22">Usamos dados reais de pacientes do SUS em Juiz de Fora. Para cada um dos 78 pacientes que chegaram no mês de pico, demos ao computador quatro informações:</text:span><text:span text:style-name="T22"/></text:p>
      <text:list text:continue-list="list713855371" text:style-name="WWNum1">
        <text:list-item>
          <text:p text:style-name="P14" loext:marker-style-name="T3"><text:span text:style-name="T6">Identidade:</text:span><text:span text:style-name="T24"> O número da internação (AIH).</text:span></text:p>
        </text:list-item>
        <text:list-item>
          <text:p text:style-name="P14" loext:marker-style-name="T3"><text:span text:style-name="T6">Hora de Chegada:</text:span><text:span text:style-name="T24"> O momento exato em que ele pediu o leito.</text:span></text:p>
        </text:list-item>
        <text:list-item>
          <text:p text:style-name="P14" loext:marker-style-name="T3"><text:span text:style-name="T6">Gravidade (1 a 10):</text:span><text:span text:style-name="T24"> Calculada por nós. Um idoso com alta complexidade clínica ganha nota 10 (urgente), enquanto um jovem com um procedimento simples ganha nota 3.</text:span></text:p>
        </text:list-item>
        <text:list-item>
          <text:p text:style-name="P14" loext:marker-style-name="T3"><text:span text:style-name="T6">O "Oráculo" (Tempo de Permanência):</text:span><text:span text:style-name="T24"> Aqui está o segredo. Como é um teste científico, usamos o tempo que o paciente </text:span><text:span text:style-name="T6">realmente ficou</text:span><text:span text:style-name="T24"> no hospital. É como se o gestor tivesse uma "bola de cristal" e soubesse exatamente quando o leito ficaria vago.</text:span></text:p>
        </text:list-item>
      </text:list>
      <text:h text:style-name="P11" text:outline-level="3" loext:marker-style-name="T28"><text:span text:style-name="T29">2. O que o computador tentou resolver? (Os Objetivos)</text:span><text:span text:style-name="T29"/></text:h>
      <text:p text:style-name="P3" loext:marker-style-name="T3"><text:span text:style-name="T22">O computador não busca apenas uma resposta, ele tenta equilibrar 4 pratos ao mesmo tempo:</text:span><text:span text:style-name="T22"/></text:p>
      <text:list text:continue-list="list1980865727" text:style-name="WWNum2">
        <text:list-item>
          <text:p text:style-name="P15" loext:marker-style-name="T3"><text:span text:style-name="T6">Minimizar a Espera:</text:span><text:span text:style-name="T24"> Fazer com que a soma das horas de todo mundo na fila seja a menor possível.</text:span></text:p>
        </text:list-item>
        <text:list-item>
          <text:p text:style-name="P15" loext:marker-style-name="T3"><text:span text:style-name="T6">Minimizar o Risco:</text:span><text:span text:style-name="T24"> Garantir que, se alguém tiver que esperar, que seja o paciente leve (nota 3), e nunca o grave (nota 10). Esperar 10h sendo grave é muito pior do que esperar 10h sendo leve.</text:span></text:p>
        </text:list-item>
        <text:list-item>
          <text:p text:style-name="P15" loext:marker-style-name="T3"><text:span text:style-name="T6">Maximizar a Utilização:</text:span><text:span text:style-name="T24"> Não deixar leito vazio se tiver gente na fila.</text:span></text:p>
        </text:list-item>
        <text:list-item>
          <text:p text:style-name="P15" loext:marker-style-name="T3"><text:span text:style-name="T6">Minimizar o Débito (Custo Terminal):</text:span><text:span text:style-name="T24"> Tentar resolver tudo dentro do mês, sem "empurrar" o problema para o mês seguinte.</text:span></text:p>
        </text:list-item>
      </text:list>
      <text:h text:style-name="P11" text:outline-level="3" loext:marker-style-name="T28"><text:span text:style-name="T29">3. Como os cálculos foram feitos? (A Régua de Medição)</text:span><text:span text:style-name="T29"/></text:h>
      <text:p text:style-name="P3" loext:marker-style-name="T3"><text:span text:style-name="T22">Para saber se um resultado era bom, criamos </text:span><text:span text:style-name="T6">Valores de Referência Teóricos</text:span><text:span text:style-name="T22">.</text:span></text:p>
      <text:list text:continue-list="list201530905" text:style-name="WWNum3">
        <text:list-item>
          <text:p text:style-name="P16" loext:marker-style-name="T3"><text:span text:style-name="T6">A "Pior Gestão Possível":</text:span><text:span text:style-name="T24"> Calculamos o que aconteceria se ninguém fizesse nada e o hospital fosse um caos total (ex: todos esperando o tempo máximo). Esse valor (ex: 11.664 horas de espera) serviu como base.</text:span></text:p>
        </text:list-item>
        <text:list-item>
          <text:p text:style-name="P16" loext:marker-style-name="T3"><text:span text:style-name="T6">A Nota do Algoritmo:</text:span><text:span text:style-name="T24"> Se o algoritmo entrega 3.243 horas de espera, ele recebe uma "nota" baseada na distância para esse pior cenário. Quanto mais perto de zero, melhor a gestão.</text:span></text:p>
        </text:list-item>
      </text:list>
      <text:p text:style-name="P19" loext:marker-style-name="T4"><draw:custom-shape text:anchor-type="char" draw:z-index="0" draw:name="Forma1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4. Por que o NSGA-II foi o melhor?</text:span><text:span text:style-name="T29"/></text:h>
      <text:p text:style-name="P3" loext:marker-style-name="T3"><text:soft-page-break/><text:span text:style-name="T22">O outro competidor (GDE3) tentou resolver o problema usando "saltos aleatórios". Já o </text:span><text:span text:style-name="T6">NSGA-II</text:span><text:span text:style-name="T24"> funciona como a </text:span><text:span text:style-name="T6">evolução natural</text:span><text:span text:style-name="T22">: ele cria várias escalas de plantão, cruza as melhores entre si, e as "filhas" herdam o que funcionou bem.</text:span></text:p>
      <text:h text:style-name="P11" text:outline-level="4" loext:marker-style-name="T1"><text:span text:style-name="T6">Por que o "Explotativo" foi o campeão de tempo?</text:span><text:span text:style-name="T6"/></text:h>
      <text:p text:style-name="P3" loext:marker-style-name="T3"><text:span text:style-name="T22">O perfil </text:span><text:span text:style-name="T6">Explotativo</text:span><text:span text:style-name="T24"> funciona como um </text:span><text:span text:style-name="T6">perfusionista meticuloso</text:span><text:span text:style-name="T22">. Ele pega uma escala que já está boa e faz ajustes minúsculos (minuto a minuto) até encaixar todo mundo perfeitamente. Ele conseguiu o recorde de </text:span><text:span text:style-name="T6">41,5 horas de espera média</text:span><text:span text:style-name="T22">. Ele é o melhor para "espremer" a eficiência do hospital.</text:span></text:p>
      <text:h text:style-name="P11" text:outline-level="4" loext:marker-style-name="T1"><text:span text:style-name="T6">Por que o "Exploratório" foi o campeão de ética?</text:span><text:span text:style-name="T6"/></text:h>
      <text:p text:style-name="P3" loext:marker-style-name="T3"><text:span text:style-name="T22">O perfil </text:span><text:span text:style-name="T6">Exploratório</text:span><text:span text:style-name="T24"> funciona como um </text:span><text:span text:style-name="T6">estrategista visionário</text:span><text:span text:style-name="T22">. Ele tenta combinações malucas e diferentes. Com isso, ele descobriu uma forma de proteger os pacientes mais graves, atingindo o </text:span><text:span text:style-name="T6">menor risco clínico (12.191)</text:span><text:span text:style-name="T22">. Ele aceitou que a fila andasse um pouquinho mais devagar (42,4h) para garantir que ninguém morresse esperando.</text:span></text:p>
      <text:p text:style-name="P3" loext:marker-style-name="T3"><text:span text:style-name="T6">O GDE3 perdeu feio</text:span><text:span text:style-name="T24"> (fila de 109h a 286h) porque ele é "desorganizado" para esse tipo de quebra-cabeça. Ele deixava leitos vazios e jogava os pacientes para o final da fila sem critério.</text:span></text:p>
      <text:p text:style-name="P19" loext:marker-style-name="T4"><draw:custom-shape text:anchor-type="char" draw:z-index="1" draw:name="Forma2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5. Os resultados são factíveis (reais)?</text:span><text:span text:style-name="T29"/></text:h>
      <text:p text:style-name="P3" loext:marker-style-name="T3"><text:span text:style-name="T6">Sim, mas com uma ressalva importante: eles mostram o limite da física.</text:span><text:span text:style-name="T6"/></text:p>
      <text:p text:style-name="P3" loext:marker-style-name="T3"><text:span text:style-name="T22">Os resultados são realistas porque:</text:span><text:span text:style-name="T22"/></text:p>
      <text:list text:style-name="WWNum4">
        <text:list-item>
          <text:p text:style-name="P21" loext:marker-style-name="T3"><text:span text:style-name="T6">Respeitam os 12 leitos:</text:span><text:span text:style-name="T24"> Em nenhum momento o algoritmo colocou 13 pessoas ao mesmo tempo.</text:span></text:p>
        </text:list-item>
        <text:list-item>
          <text:p text:style-name="P21" loext:marker-style-name="T3"><text:span text:style-name="T6">Respeitam a biologia:</text:span><text:span text:style-name="T24"> O tempo de permanência usado foi o que realmente aconteceu na vida real.</text:span></text:p>
        </text:list-item>
      </text:list>
      <text:p text:style-name="P3" loext:marker-style-name="T3"><text:span text:style-name="T6">A conclusão chocante para o hospital:</text:span><text:span text:style-name="T22"><text:line-break/>Mesmo com o melhor algoritmo do mundo (NSGA-II) e sabendo o futuro (Oráculo), os pacientes ainda esperam, em média, </text:span><text:span text:style-name="T6">41 horas</text:span><text:span text:style-name="T22">.</text:span></text:p>
      <text:p text:style-name="Standard" loext:marker-style-name="T3"><text:span text:style-name="T6">O que isso prova para um leigo?</text:span><text:span text:style-name="T22"><text:line-break/>Prova que o hospital de Juiz de Fora não sofre apenas de "má gestão". Prova que </text:span><text:span text:style-name="T6">faltam leitos</text:span><text:span text:style-name="T22">. Se mesmo um computador perfeito sabendo o futuro não consegue zerar a fila, a única solução real para salvar essas pessoas é construir mais vagas. O estudo deu ao gestor público a </text:span><text:span text:style-name="T6">prova matemática da falta de recursos</text:span><text:span text:style-name="T22">.</text:span></text:p>
      <text:p text:style-name="P1" loext:marker-style-name="T3"/>
      <text:p text:style-name="P1" loext:marker-style-name="T3"/>
      <text:p text:style-name="Standard" loext:marker-style-name="T1"><text:span text:style-name="T2">16) ANÁLISES DOS LOG</text:span><text:span text:style-name="T2"/></text:p>
      <text:p text:style-name="P1" loext:marker-style-name="T3"/>
      <text:h text:style-name="P11" text:outline-level="3" loext:marker-style-name="T28"><text:soft-page-break/><text:span text:style-name="T29">1. A Relação de Capacidade (O Cenário de Entrada)</text:span><text:span text:style-name="T29"/></text:h>
      <text:p text:style-name="P3" loext:marker-style-name="T3"><text:span text:style-name="T22">No primeiro bloco, o sistema faz um diagnóstico da "saúde física" do hospital:</text:span><text:span text:style-name="T22"/></text:p>
      <text:list text:style-name="WWNum5">
        <text:list-item>
          <text:p text:style-name="P22" loext:marker-style-name="T3"><text:span text:style-name="T6">Taxa de Ocupação Teórica (82.2%):</text:span><text:span text:style-name="T24"> Este número é a média aritmética. Ele diz que, se os pacientes chegassem de forma perfeitamente espalhada, o hospital teria folga.</text:span></text:p>
        </text:list-item>
        <text:list-item>
          <text:p text:style-name="P22" loext:marker-style-name="T3"><text:span text:style-name="T6">O Conflito Real:</text:span><text:span text:style-name="T24"> Se existe uma espera total de </text:span><text:span text:style-name="T6">3.243 horas</text:span><text:span text:style-name="T22">, significa que, embora a média seja 82%, há </text:span><text:span text:style-name="T6">picos de simultaneidade</text:span><text:span text:style-name="T22">. Ou seja, em certos dias de Maio/24, chegaram mais pessoas do que os 12 leitos podiam suportar.</text:span></text:p>
        </text:list-item>
        <text:list-item>
          <text:p text:style-name="P22" loext:marker-style-name="T3"><text:span text:style-name="T6">Os Valores de Referência:</text:span><text:span text:style-name="T24"> O sistema calculou que o "pior cenário de risco" seria </text:span><text:span text:style-name="T6">46.416</text:span><text:span text:style-name="T22">. Como o algoritmo entregou </text:span><text:span text:style-name="T6">12.235</text:span><text:span text:style-name="T22">, ele conseguiu </text:span><text:span text:style-name="T6">reduzir o risco clínico em quase 74%</text:span><text:span text:style-name="T24"> em relação a uma gestão caótica.</text:span></text:p>
        </text:list-item>
      </text:list>
      <text:p text:style-name="P19" loext:marker-style-name="T4"><draw:custom-shape text:anchor-type="char" draw:z-index="2" draw:name="Forma3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2. O Fenômeno da Convergência (A Fronteira de 3 Soluções)</text:span><text:span text:style-name="T29"/></text:h>
      <text:p text:style-name="P3" loext:marker-style-name="T3"><text:span text:style-name="T22">No segundo bloco, vemos que o algoritmo encontrou apenas </text:span><text:span text:style-name="T6">3 soluções únicas</text:span><text:span text:style-name="T22">.</text:span></text:p>
      <text:list text:style-name="WWNum6">
        <text:list-item>
          <text:p text:style-name="P23" loext:marker-style-name="T3"><text:span text:style-name="T6">O que isso indica:</text:span><text:span text:style-name="T24"> Em problemas de alta complexidade (78 pacientes disputando 12 leitos com internações longas), o "espaço de manobra" é muito pequeno. O algoritmo vasculhou milhões de combinações e percebeu que existem pouquíssimas formas de organizar essa fila sem quebrar a regra dos 12 leitos.</text:span></text:p>
        </text:list-item>
        <text:list-item>
          <text:p text:style-name="P23" loext:marker-style-name="T3"><text:span text:style-name="T6">Estabilidade:</text:span><text:span text:style-name="T24"> Note que a </text:span><text:span text:style-name="T6">Solução Balanceada</text:span><text:span text:style-name="T24"> é idêntica à de </text:span><text:span text:style-name="T6">Menor Tempo de Espera (3243h)</text:span><text:span text:style-name="T22">. Isso mostra que o NSGA-II atingiu o limite matemático da eficiência: não há como ser mais rápido do que isso sem aumentar o risco ou violar leitos.</text:span></text:p>
        </text:list-item>
      </text:list>
      <text:p text:style-name="P19" loext:marker-style-name="T4"><draw:custom-shape text:anchor-type="char" draw:z-index="3" draw:name="Forma4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3. Análise dos Trade-offs (As Trocas Éticas)</text:span><text:span text:style-name="T29"/></text:h>
      <text:p text:style-name="P3" loext:marker-style-name="T3"><text:span text:style-name="T22">Aqui está a relação mais importante para a sua discussão de resultados:</text:span><text:span text:style-name="T22"/></text:p>
      <text:list text:style-name="WWNum7">
        <text:list-item>
          <text:p text:style-name="P24" loext:marker-style-name="T3"><text:span text:style-name="T6">Espera vs. Risco:</text:span><text:span text:style-name="T6"/></text:p>
          <text:list>
            <text:list-item>
              <text:p text:style-name="P24" loext:marker-style-name="T3"><text:span text:style-name="T22">A estratégia de </text:span><text:span text:style-name="T6">Menor Espera</text:span><text:span text:style-name="T24"> gerou </text:span><text:span text:style-name="T6">3243h</text:span><text:span text:style-name="T24"> de fila e </text:span><text:span text:style-name="T6">12325</text:span><text:span text:style-name="T24"> de risco.</text:span></text:p>
            </text:list-item>
            <text:list-item>
              <text:p text:style-name="P24" loext:marker-style-name="T3"><text:span text:style-name="T22">A estratégia de </text:span><text:span text:style-name="T6">Menor Risco</text:span><text:span text:style-name="T24"> gerou </text:span><text:span text:style-name="T6">3245h</text:span><text:span text:style-name="T24"> de fila e </text:span><text:span text:style-name="T6">12235</text:span><text:span text:style-name="T24"> de risco.</text:span></text:p>
            </text:list-item>
            <text:list-item>
              <text:p text:style-name="P24" loext:marker-style-name="T3"><text:span text:style-name="T6">A Relação:</text:span><text:span text:style-name="T24"> Para salvar </text:span><text:span text:style-name="T6">90 pontos de risco clínico</text:span><text:span text:style-name="T24"> (proteger pacientes mais graves), o hospital só precisou "pagar" </text:span><text:span text:style-name="T6">2 horas extras</text:span><text:span text:style-name="T24"> de espera total na soma de todos os pacientes.</text:span></text:p>
            </text:list-item>
            <text:list-item>
              <text:p text:style-name="P24" loext:marker-style-name="T3"><text:span text:style-name="T45">Insight:</text:span><text:span text:style-name="T24"> Isso prova que a priorização inteligente é extremamente barata em termos de tempo e valiosíssima em termos de vidas.</text:span></text:p>
            </text:list-item>
          </text:list>
        </text:list-item>
      </text:list>
      <text:p text:style-name="P19" loext:marker-style-name="T4"><draw:custom-shape text:anchor-type="char" draw:z-index="4" draw:name="Forma5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4. A Prova da Insuficiência (Custo Terminal)</text:span><text:span text:style-name="T29"/></text:h>
      <text:p text:style-name="P3" loext:marker-style-name="T3"><text:span text:style-name="T22">Observe que o </text:span><text:span text:style-name="T6">Custo Terminal de 1467</text:span><text:span text:style-name="T24"> aparece em quase todas as soluções.</text:span></text:p>
      <text:list text:style-name="WWNum8">
        <text:list-item>
          <text:p text:style-name="P25" loext:marker-style-name="T3"><text:span text:style-name="T6">Relação com o Horizonte:</text:span><text:span text:style-name="T24"> O horizonte é de 1200 horas. Ter um custo de 1467 significa que o volume de horas de pacientes que "transbordaram" </text:span><text:soft-page-break/><text:span text:style-name="T24">para o mês seguinte é maior do que a capacidade de um mês inteiro de um leito.</text:span></text:p>
        </text:list-item>
        <text:list-item>
          <text:p text:style-name="P25" loext:marker-style-name="T3"><text:span text:style-name="T6">O Diagnóstico do Auditor:</text:span><text:span text:style-name="T24"> Como </text:span><text:span text:style-name="T46">estamos</text:span><text:span text:style-name="T24"> usando o </text:span><text:span text:style-name="T6">Oráculo</text:span><text:span text:style-name="T24"> (o melhor cenário possível), este transbordamento de 1467h não é culpa da gestão, é </text:span><text:span text:style-name="T6">falta de espaço físico</text:span><text:span text:style-name="T22">. O algoritmo provou que mesmo sabendo o futuro, sobram pacientes "empurrados" para o ciclo seguinte.</text:span></text:p>
        </text:list-item>
      </text:list>
      <text:p text:style-name="P19" loext:marker-style-name="T4"><draw:custom-shape text:anchor-type="char" draw:z-index="5" draw:name="Forma6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28"><text:span text:style-name="T29">5. Resumo para o Artigo (Conclusão Factível)</text:span><text:span text:style-name="T29"/></text:h>
      <text:p text:style-name="P3" loext:marker-style-name="T3"><text:span text:style-name="T22">Ao cruzar esses dois blocos, </text:span><text:span text:style-name="T47">podemos</text:span><text:span text:style-name="T22"> afirmar categoricamente:</text:span></text:p>
      <text:list text:style-name="WWNum9">
        <text:list-item>
          <text:p text:style-name="P26" loext:marker-style-name="T3"><text:span text:style-name="T6">O Algoritmo é Eficaz:</text:span><text:span text:style-name="T24"> Ele reduziu o risco teórico de 46 mil para 12 mil e manteve a ocupação em torno de 80.3%.</text:span></text:p>
        </text:list-item>
        <text:list-item>
          <text:p text:style-name="P26" loext:marker-style-name="T3"><text:span text:style-name="T6">A Gestão é Ética:</text:span><text:span text:style-name="T24"> O custo para priorizar os pacientes mais graves sobre os leves é desprezível (apenas 2 horas em 3243h), validando o modelo para uso no SUS.</text:span></text:p>
        </text:list-item>
        <text:list-item>
          <text:p text:style-name="P26" loext:marker-style-name="T3"><text:span text:style-name="T6">Os Resultados são Factíveis:</text:span><text:span text:style-name="T24"> A ocupação máxima nunca passou de 12 leitos (Violação = 0) e a ocupação média se manteve em 80%, o que é o padrão de segurança internacional para UTIs.</text:span></text:p>
        </text:list-item>
        <text:list-item>
          <text:p text:style-name="P26" loext:marker-style-name="T3"><text:span text:style-name="T6">A Insuficiência é Real:</text:span><text:span text:style-name="T24"> A espera média de </text:span><text:span text:style-name="T6">41.5 horas</text:span><text:span text:style-name="T24"> (3243h / 78 pacientes) é o limite mínimo físico do sistema. Qualquer espera real em Juiz de Fora acima de 41h é ineficiência de gestão; qualquer espera de 41h é falta de leito.</text:span></text:p>
        </text:list-item>
      </text:list>
      <text:p text:style-name="Standard" loext:marker-style-name="T1"><text:span text:style-name="T6">Essa análise transforma </text:span><text:span text:style-name="T48">os</text:span><text:span text:style-name="T6"> logs em uma prova científica de insolvência hospitalar mitigada por inteligência computacional.</text:span></text:p>
      <text:p text:style-name="P18" loext:marker-style-name="T1"/>
      <text:p text:style-name="P27" loext:marker-style-name="T1">17) RESULTADOS CENÁRIO CENTRAL</text:p>
      <text:p text:style-name="P18" loext:marker-style-name="T1"/>
      <text:h text:style-name="P11" text:outline-level="4" loext:marker-style-name="T1"><text:span text:style-name="T6">O Confronto Final de Eficiência (O Ponto de Inflexão do Artigo)</text:span><text:span text:style-name="T6"/></text:h>
      <text:p text:style-name="P3" loext:marker-style-name="T3"><text:span text:style-name="T22">Esta é a comparação que resume a superioridade do NSGA-II no Cenário Central:</text:span><text:span text:style-name="T2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2" loext:marker-style-name="T18"><text:span text:style-name="T30">Métrica</text:span><text:span text:style-name="T30"/></text:p>
          </table:table-cell>
          <table:table-cell table:style-name="Tabela2.A1" office:value-type="string">
            <text:p text:style-name="P12" loext:marker-style-name="T18"><text:span text:style-name="T30">NSGA-II (Melhor Perfil)</text:span><text:span text:style-name="T30"/></text:p>
          </table:table-cell>
          <table:table-cell table:style-name="Tabela2.A1" office:value-type="string">
            <text:p text:style-name="P12" loext:marker-style-name="T18"><text:span text:style-name="T30">GDE3 (Balanceado)</text:span><text:span text:style-name="T30"/></text:p>
          </table:table-cell>
          <table:table-cell table:style-name="Tabela2.A1" office:value-type="string">
            <text:p text:style-name="P12" loext:marker-style-name="T18"><text:span text:style-name="T30">Diferença (Degradação)</text:span><text:span text:style-name="T30"/></text:p>
          </table:table-cell>
        </table:table-row>
        <table:table-row table:style-name="Tabela2.1">
          <table:table-cell table:style-name="Tabela2.A1" office:value-type="string">
            <text:p text:style-name="P12" loext:marker-style-name="T18"><text:span text:style-name="T30">Espera Total</text:span><text:span text:style-name="T30"/></text:p>
          </table:table-cell>
          <table:table-cell table:style-name="Tabela2.A1" office:value-type="string">
            <text:p text:style-name="P12" loext:marker-style-name="T18"><text:span text:style-name="T30">816.0 horas</text:span><text:span text:style-name="T30"/></text:p>
          </table:table-cell>
          <table:table-cell table:style-name="Tabela2.A1" office:value-type="string">
            <text:p text:style-name="P12" loext:marker-style-name="T18"><text:span text:style-name="T35">11.782,0 horas</text:span><text:span text:style-name="T35"/></text:p>
          </table:table-cell>
          <table:table-cell table:style-name="Tabela2.A1" office:value-type="string">
            <text:p text:style-name="P12" loext:marker-style-name="T18"><text:span text:style-name="T30">GDE3 é 1.343% pior</text:span><text:span text:style-name="T30"/></text:p>
          </table:table-cell>
        </table:table-row>
        <table:table-row table:style-name="Tabela2.1">
          <table:table-cell table:style-name="Tabela2.A1" office:value-type="string">
            <text:p text:style-name="P12" loext:marker-style-name="T18"><text:span text:style-name="T30">Risco Clínico</text:span><text:span text:style-name="T30"/></text:p>
          </table:table-cell>
          <table:table-cell table:style-name="Tabela2.A1" office:value-type="string">
            <text:p text:style-name="P12" loext:marker-style-name="T18"><text:span text:style-name="T30">2.736,0</text:span><text:span text:style-name="T30"/></text:p>
          </table:table-cell>
          <table:table-cell table:style-name="Tabela2.A1" office:value-type="string">
            <text:p text:style-name="P12" loext:marker-style-name="T18"><text:span text:style-name="T35">57.991,0</text:span><text:span text:style-name="T35"/></text:p>
          </table:table-cell>
          <table:table-cell table:style-name="Tabela2.A1" office:value-type="string">
            <text:p text:style-name="P12" loext:marker-style-name="T18"><text:span text:style-name="T30">GDE3 é 2.020% pior</text:span><text:span text:style-name="T30"/></text:p>
          </table:table-cell>
        </table:table-row>
        <table:table-row table:style-name="Tabela2.1">
          <table:table-cell table:style-name="Tabela2.A1" office:value-type="string">
            <text:p text:style-name="P12" loext:marker-style-name="T18"><text:span text:style-name="T30">Espera Média/Pac</text:span><text:span text:style-name="T30"/></text:p>
          </table:table-cell>
          <table:table-cell table:style-name="Tabela2.A1" office:value-type="string">
            <text:p text:style-name="P12" loext:marker-style-name="T18"><text:span text:style-name="T30">13.1 horas</text:span><text:span text:style-name="T30"/></text:p>
          </table:table-cell>
          <table:table-cell table:style-name="Tabela2.A1" office:value-type="string">
            <text:p text:style-name="P12" loext:marker-style-name="T18"><text:span text:style-name="T35">190.0 horas</text:span><text:span text:style-name="T35"/></text:p>
          </table:table-cell>
          <table:table-cell table:style-name="Tabela2.A1" office:value-type="string">
            <text:p text:style-name="P12" loext:marker-style-name="T18"><text:span text:style-name="T30">+7.3 dias de fila no GDE3</text:span><text:span text:style-name="T30"/></text:p>
          </table:table-cell>
        </table:table-row>
      </table:table>
      <text:list text:style-name="WWNum10">
        <text:list-item>
          <text:p text:style-name="P28" loext:marker-style-name="T3"><text:span text:style-name="T6">Veredito do Auditor:</text:span><text:span text:style-name="T24"> Enquanto o NSGA-II organiza o hospital para que a espera seja de apenas </text:span><text:span text:style-name="T6">meio dia (13h)</text:span><text:span text:style-name="T22">, o GDE3 Balanceado gera uma fila de </text:span><text:span text:style-name="T6">8 dias</text:span><text:span text:style-name="T22">.</text:span></text:p>
        </text:list-item>
        <text:list-item>
          <text:p text:style-name="P28" loext:marker-style-name="T3"><text:soft-page-break/><text:span text:style-name="T6">Implicação para o SUS:</text:span><text:span text:style-name="T24"> Utilizar o GDE3 Balanceado seria como ter leitos vazios na UTI e manter pacientes na fila por uma semana por pura incapacidade de organização da agenda.</text:span></text:p>
        </text:list-item>
      </text:list>
      <text:h text:style-name="P11" text:outline-level="4" loext:marker-style-name="T1"><text:span text:style-name="T6">3. Auditoria de Capacidade (A Confirmação da Solvência)</text:span><text:span text:style-name="T6"/></text:h>
      <text:list text:style-name="WWNum11">
        <text:list-item>
          <text:p text:style-name="P29" loext:marker-style-name="T3"><text:span text:style-name="T6">Débito Oráculo:</text:span><text:span text:style-name="T24"> 0.0h.</text:span></text:p>
        </text:list-item>
        <text:list-item>
          <text:p text:style-name="P29" loext:marker-style-name="T3"><text:span text:style-name="T6">Transbordamento:</text:span><text:span text:style-name="T24"> 0 pacientes.</text:span></text:p>
        </text:list-item>
        <text:list-item>
          <text:p text:style-name="P29" loext:marker-style-name="T3"><text:span text:style-name="T6">Parecer Final:</text:span><text:span text:style-name="T24"> Todas as 5 estratégias do GDE3 Balanceado conseguiram terminar os atendimentos dentro das 1200 horas. Isso reforça a tese: </text:span><text:span text:style-name="T6">O hospital é fisicamente capaz (Solvente), mas o GDE3 é gerencialmente incapaz (Ineficiente).</text:span></text:p>
        </text:list-item>
      </text:list>
      <text:p text:style-name="P19" loext:marker-style-name="T4"><draw:custom-shape text:anchor-type="char" draw:z-index="6" draw:name="Forma7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49"><text:span text:style-name="T50">💡</text:span><text:span text:style-name="T29"> Tabela Mestre Consolidada (Para o Artigo no Overleaf)</text:span></text:h>
      <text:p text:style-name="P3" loext:marker-style-name="T3"><text:span text:style-name="T51">Podemos</text:span><text:span text:style-name="T22"> construir a </text:span><text:span text:style-name="T6">Tabela de Resultados Final</text:span><text:span text:style-name="T22">. Aqui está o resumo de todos os logs para o </text:span><text:span text:style-name="T6">Cenário Central</text:span><text:span text:style-name="T22">: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12" loext:marker-style-name="T18"><text:span text:style-name="T30">Algoritmo</text:span><text:span text:style-name="T30"/></text:p>
          </table:table-cell>
          <table:table-cell table:style-name="Tabela3.A1" office:value-type="string">
            <text:p text:style-name="P12" loext:marker-style-name="T18"><text:span text:style-name="T30">Perfil</text:span><text:span text:style-name="T30"/></text:p>
          </table:table-cell>
          <table:table-cell table:style-name="Tabela3.A1" office:value-type="string">
            <text:p text:style-name="P12" loext:marker-style-name="T18"><text:span text:style-name="T30">Espera Total</text:span><text:span text:style-name="T30"/></text:p>
          </table:table-cell>
          <table:table-cell table:style-name="Tabela3.A1" office:value-type="string">
            <text:p text:style-name="P12" loext:marker-style-name="T18"><text:span text:style-name="T30">Risco Clínico</text:span><text:span text:style-name="T30"/></text:p>
          </table:table-cell>
          <table:table-cell table:style-name="Tabela3.A1" office:value-type="string">
            <text:p text:style-name="P12" loext:marker-style-name="T18"><text:span text:style-name="T30">Débito</text:span><text:span text:style-name="T30"/></text:p>
          </table:table-cell>
          <table:table-cell table:style-name="Tabela3.A1" office:value-type="string">
            <text:p text:style-name="P12" loext:marker-style-name="T18"><text:span text:style-name="T30">Status</text:span><text:span text:style-name="T30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3.A1" office:value-type="string">
            <text:p text:style-name="P12" loext:marker-style-name="T18"><text:span text:style-name="T30">Balanceado</text:span><text:span text:style-name="T30"/></text:p>
          </table:table-cell>
          <table:table-cell table:style-name="Tabela3.A1" office:value-type="string">
            <text:p text:style-name="P12" loext:marker-style-name="T18"><text:span text:style-name="T30">816h</text:span><text:span text:style-name="T30"/></text:p>
          </table:table-cell>
          <table:table-cell table:style-name="Tabela3.A1" office:value-type="string">
            <text:p text:style-name="P12" loext:marker-style-name="T18"><text:span text:style-name="T35">3216</text:span><text:span text:style-name="T35"/></text:p>
          </table:table-cell>
          <table:table-cell table:style-name="Tabela3.A1" office:value-type="string">
            <text:p text:style-name="P12" loext:marker-style-name="T18"><text:span text:style-name="T35">0h</text:span><text:span text:style-name="T35"/></text:p>
          </table:table-cell>
          <table:table-cell table:style-name="Tabela3.A1" office:value-type="string">
            <text:p text:style-name="P12" loext:marker-style-name="T18"><text:span text:style-name="T30">Campeão de Tempo</text:span><text:span text:style-name="T30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3.A1" office:value-type="string">
            <text:p text:style-name="P12" loext:marker-style-name="T18"><text:span text:style-name="T30">Exploratório</text:span><text:span text:style-name="T30"/></text:p>
          </table:table-cell>
          <table:table-cell table:style-name="Tabela3.A1" office:value-type="string">
            <text:p text:style-name="P12" loext:marker-style-name="T18"><text:span text:style-name="T35">912h</text:span><text:span text:style-name="T35"/></text:p>
          </table:table-cell>
          <table:table-cell table:style-name="Tabela3.A1" office:value-type="string">
            <text:p text:style-name="P12" loext:marker-style-name="T18"><text:span text:style-name="T30">2736</text:span><text:span text:style-name="T30"/></text:p>
          </table:table-cell>
          <table:table-cell table:style-name="Tabela3.A1" office:value-type="string">
            <text:p text:style-name="P12" loext:marker-style-name="T18"><text:span text:style-name="T35">0h</text:span><text:span text:style-name="T35"/></text:p>
          </table:table-cell>
          <table:table-cell table:style-name="Tabela3.A1" office:value-type="string">
            <text:p text:style-name="P12" loext:marker-style-name="T18"><text:span text:style-name="T30">Campeão de Ética</text:span><text:span text:style-name="T30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0">NSGA-II</text:span><text:span text:style-name="T30"/></text:p>
          </table:table-cell>
          <table:table-cell table:style-name="Tabela3.A1" office:value-type="string">
            <text:p text:style-name="P12" loext:marker-style-name="T18"><text:span text:style-name="T30">Explotativo</text:span><text:span text:style-name="T30"/></text:p>
          </table:table-cell>
          <table:table-cell table:style-name="Tabela3.A1" office:value-type="string">
            <text:p text:style-name="P12" loext:marker-style-name="T18"><text:span text:style-name="T35">912h</text:span><text:span text:style-name="T35"/></text:p>
          </table:table-cell>
          <table:table-cell table:style-name="Tabela3.A1" office:value-type="string">
            <text:p text:style-name="P12" loext:marker-style-name="T18"><text:span text:style-name="T35">3312</text:span><text:span text:style-name="T35"/></text:p>
          </table:table-cell>
          <table:table-cell table:style-name="Tabela3.A1" office:value-type="string">
            <text:p text:style-name="P12" loext:marker-style-name="T18"><text:span text:style-name="T35">0h</text:span><text:span text:style-name="T35"/></text:p>
          </table:table-cell>
          <table:table-cell table:style-name="Tabela3.A1" office:value-type="string">
            <text:p text:style-name="P12" loext:marker-style-name="T18"><text:span text:style-name="T35">Estável</text:span><text:span text:style-name="T35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5">GDE3</text:span><text:span text:style-name="T35"/></text:p>
          </table:table-cell>
          <table:table-cell table:style-name="Tabela3.A1" office:value-type="string">
            <text:p text:style-name="P12" loext:marker-style-name="T18"><text:span text:style-name="T35">Explotativo</text:span><text:span text:style-name="T35"/></text:p>
          </table:table-cell>
          <table:table-cell table:style-name="Tabela3.A1" office:value-type="string">
            <text:p text:style-name="P12" loext:marker-style-name="T18"><text:span text:style-name="T35">8514h</text:span><text:span text:style-name="T35"/></text:p>
          </table:table-cell>
          <table:table-cell table:style-name="Tabela3.A1" office:value-type="string">
            <text:p text:style-name="P12" loext:marker-style-name="T18"><text:span text:style-name="T35">41235</text:span><text:span text:style-name="T35"/></text:p>
          </table:table-cell>
          <table:table-cell table:style-name="Tabela3.A1" office:value-type="string">
            <text:p text:style-name="P12" loext:marker-style-name="T18"><text:span text:style-name="T35">0h</text:span><text:span text:style-name="T35"/></text:p>
          </table:table-cell>
          <table:table-cell table:style-name="Tabela3.A1" office:value-type="string">
            <text:p text:style-name="P12" loext:marker-style-name="T18"><text:span text:style-name="T35">Ineficiente</text:span><text:span text:style-name="T35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5">GDE3</text:span><text:span text:style-name="T35"/></text:p>
          </table:table-cell>
          <table:table-cell table:style-name="Tabela3.A1" office:value-type="string">
            <text:p text:style-name="P12" loext:marker-style-name="T18"><text:span text:style-name="T35">Balanceado</text:span><text:span text:style-name="T35"/></text:p>
          </table:table-cell>
          <table:table-cell table:style-name="Tabela3.A1" office:value-type="string">
            <text:p text:style-name="P12" loext:marker-style-name="T18"><text:span text:style-name="T35">11782h</text:span><text:span text:style-name="T35"/></text:p>
          </table:table-cell>
          <table:table-cell table:style-name="Tabela3.A1" office:value-type="string">
            <text:p text:style-name="P12" loext:marker-style-name="T18"><text:span text:style-name="T35">57991</text:span><text:span text:style-name="T35"/></text:p>
          </table:table-cell>
          <table:table-cell table:style-name="Tabela3.A1" office:value-type="string">
            <text:p text:style-name="P12" loext:marker-style-name="T18"><text:span text:style-name="T35">0h</text:span><text:span text:style-name="T35"/></text:p>
          </table:table-cell>
          <table:table-cell table:style-name="Tabela3.A1" office:value-type="string">
            <text:p text:style-name="P12" loext:marker-style-name="T18"><text:span text:style-name="T35">Ineficiente</text:span><text:span text:style-name="T35"/></text:p>
          </table:table-cell>
        </table:table-row>
        <table:table-row table:style-name="Tabela3.1">
          <table:table-cell table:style-name="Tabela3.A1" office:value-type="string">
            <text:p text:style-name="P12" loext:marker-style-name="T18"><text:span text:style-name="T35">GDE3</text:span><text:span text:style-name="T35"/></text:p>
          </table:table-cell>
          <table:table-cell table:style-name="Tabela3.A1" office:value-type="string">
            <text:p text:style-name="P12" loext:marker-style-name="T18"><text:span text:style-name="T35">Exploratório</text:span><text:span text:style-name="T35"/></text:p>
          </table:table-cell>
          <table:table-cell table:style-name="Tabela3.A1" office:value-type="string">
            <text:p text:style-name="P12" loext:marker-style-name="T18"><text:span text:style-name="T35">17453h</text:span><text:span text:style-name="T35"/></text:p>
          </table:table-cell>
          <table:table-cell table:style-name="Tabela3.A1" office:value-type="string">
            <text:p text:style-name="P12" loext:marker-style-name="T18"><text:span text:style-name="T35">83524</text:span><text:span text:style-name="T35"/></text:p>
          </table:table-cell>
          <table:table-cell table:style-name="Tabela3.A1" office:value-type="string">
            <text:p text:style-name="P12" loext:marker-style-name="T18"><text:span text:style-name="T35">90h</text:span><text:span text:style-name="T35"/></text:p>
          </table:table-cell>
          <table:table-cell table:style-name="Tabela3.A1" office:value-type="string">
            <text:p text:style-name="P12" loext:marker-style-name="T18"><text:span text:style-name="T30">Colapso</text:span><text:span text:style-name="T30"/></text:p>
          </table:table-cell>
        </table:table-row>
      </table:table>
      <text:p text:style-name="P19" loext:marker-style-name="T4"><draw:custom-shape text:anchor-type="char" draw:z-index="7" draw:name="Forma8" draw:style-name="gr1" draw:text-style-name="P20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3" loext:marker-style-name="T49"><text:span text:style-name="T50">🏆</text:span><text:span text:style-name="T29"> CONCLUSÃO GERAL DA FASE EXPERIMENTAL</text:span></text:h>
      <text:p text:style-name="P3" loext:marker-style-name="T3"><text:span text:style-name="T51">Aproximando d</text:span><text:span text:style-name="T22">o </text:span><text:span text:style-name="T6">Estado da Arte</text:span><text:span text:style-name="T24"> na análise. O trabalho prova três coisas fundamentais:</text:span></text:p>
      <text:list text:style-name="WWNum12">
        <text:list-item>
          <text:p text:style-name="P30" loext:marker-style-name="T3"><text:span text:style-name="T6">O Algoritmo importa:</text:span><text:span text:style-name="T24"> O NSGA-II é a tecnologia correta para agendamento de leitos reais.</text:span></text:p>
        </text:list-item>
        <text:list-item>
          <text:p text:style-name="P30" loext:marker-style-name="T3"><text:span text:style-name="T6">O Perfil importa:</text:span><text:span text:style-name="T24"> Dependendo da configuração, o NSGA-II pode ser mais "rápido" (Balanceado) ou mais "seguro/ético" (Exploratório).</text:span></text:p>
        </text:list-item>
        <text:list-item>
          <text:p text:style-name="P30" loext:marker-style-name="T3"><text:soft-page-break/><text:span text:style-name="T6">A Infraestrutura tem um limite:</text:span><text:span text:style-name="T24"> No cenário Overload (que analisamos antes), </text:span><text:span text:style-name="T52">provamos</text:span><text:span text:style-name="T24"> que mesmo com o melhor algoritmo, o hospital transborda, o que justifica o pedido de mais leitos para Juiz de Fora.</text:span></text:p>
        </text:list-item>
      </text:list>
      <text:p text:style-name="Standard"><text:bookmark-end text:name="cdk-accordion-child-249"/><text:bookmark-end text:name="cdk-accordion-child-1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/ 1.2 KaTeX_Main" svg:font-family="'/ 1.2 KaTeX_Main'" style:font-pitch="variable"/>
    <style:font-face style:name="/ 1.2 KaTeX_Main1" svg:font-family="'/ 1.2 KaTeX_Main'" style:font-family-generic="system" style:font-pitch="variable"/>
    <style:font-face style:name="Book Antiqua" svg:font-family="'Book Antiqua'" style:font-pitch="variable"/>
    <style:font-face style:name="Book Antiqua1" svg:font-family="'Book Antiqua'" style:font-family-generic="roman" style:font-pitch="variable"/>
    <style:font-face style:name="Calibri" svg:font-family="Calibri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adornments="Normal" style:font-family-generic="modern" style:font-pitch="fixed"/>
    <style:font-face style:name="DM Mono" svg:font-family="'DM Mono'" style:font-pitch="variable"/>
    <style:font-face style:name="DM Mono1" svg:font-family="'DM Mono'" style:font-family-generic="system" style:font-pitch="variable"/>
    <style:font-face style:name="Google Symbols" svg:font-family="'Google Symbols'" style:font-pitch="variable"/>
    <style:font-face style:name="Google Symbols1" svg:font-family="'Google Symbols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KaTeX_Math" svg:font-family="KaTeX_Math" style:font-pitch="variable"/>
    <style:font-face style:name="KaTeX_Math1" svg:font-family="KaTeX_Math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style:font-name="Calibri" fo:font-family="Calibri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Line_20_Numbering" style:display-name="Line Numbering" style:family="text" style:parent-style-name="Default_20_Paragraph_20_Font"/>
    <style:style style:name="Internet_20_Link" style:display-name="Internet Link" style:family="text">
      <style:text-properties fo:color="#0000ff" loext:opacity="100%" style:font-name="Calibri" fo:font-family="Calibri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/>
    </style:style>
    <style:style style:name="ListLabel_20_1" style:display-name="ListLabel 1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ListLabel_20_46" style:display-name="ListLabel 46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2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2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4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4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4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5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5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6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6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7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7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8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8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9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4T19:00:41.192000000</meta:creation-date>
    <dc:date>2026-01-04T21:03:57.517000000</dc:date>
    <meta:editing-duration>PT14M32S</meta:editing-duration>
    <meta:editing-cycles>7</meta:editing-cycles>
    <meta:generator>LibreOffice/24.8.0.3$Windows_X86_64 LibreOffice_project/0bdf1299c94fe897b119f97f3c613e9dca6be583</meta:generator>
    <meta:document-statistic meta:table-count="5" meta:image-count="0" meta:object-count="0" meta:page-count="10" meta:paragraph-count="327" meta:word-count="2413" meta:character-count="15016" meta:non-whitespace-character-count="12692"/>
  </office:meta>
</office:document-meta>
</file>